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ponseTeste = </text:p>
      <text:p text:style-name="Standard">{</text:p>
      <text:p text:style-name="Standard"><text:s text:c="2"/>[1,1] = <text:s/>1</text:p>
      <text:p text:style-name="Standard"><text:s text:c="2"/>[2,1] = <text:s/>2</text:p>
      <text:p text:style-name="Standard"><text:s text:c="2"/>[3,1] = <text:s/>2</text:p>
      <text:p text:style-name="Standard"><text:s text:c="2"/>[4,1] = <text:s/>1</text:p>
      <text:p text:style-name="Standard"><text:s text:c="2"/>[5,1] = <text:s/>2</text:p>
      <text:p text:style-name="Standard"><text:s text:c="2"/>[6,1] = <text:s/>3</text:p>
      <text:p text:style-name="Standard"><text:s text:c="2"/>[7,1] = <text:s/>1</text:p>
      <text:p text:style-name="Standard"><text:s text:c="2"/>[8,1] = <text:s/>2</text:p>
      <text:p text:style-name="Standard"><text:s text:c="2"/>[9,1] = <text:s/>3</text:p>
      <text:p text:style-name="Standard"><text:s text:c="2"/>[10,1] = <text:s/>1</text:p>
      <text:p text:style-name="Standard"><text:s text:c="2"/>[11,1] = <text:s/>2</text:p>
      <text:p text:style-name="Standard"><text:s text:c="2"/>[12,1] = <text:s/>3</text:p>
      <text:p text:style-name="Standard"><text:s text:c="2"/>[13,1] = <text:s/>1</text:p>
      <text:p text:style-name="Standard"><text:s text:c="2"/>[14,1] = <text:s/>2</text:p>
      <text:p text:style-name="Standard"><text:s text:c="2"/>[15,1] = <text:s/>3</text:p>
      <text:p text:style-name="Standard"><text:s text:c="2"/>[16,1] = <text:s/>1</text:p>
      <text:p text:style-name="Standard"><text:s text:c="2"/>[17,1] = <text:s/>2</text:p>
      <text:p text:style-name="Standard"><text:s text:c="2"/>[18,1] = <text:s/>2</text:p>
      <text:p text:style-name="Standard"><text:s text:c="2"/>[19,1] = <text:s/>1</text:p>
      <text:p text:style-name="Standard"><text:s text:c="2"/>[20,1] = <text:s/>2</text:p>
      <text:p text:style-name="Standard"><text:s text:c="2"/>[21,1] = <text:s/>2</text:p>
      <text:p text:style-name="Standard"><text:s text:c="2"/>[22,1] = <text:s/>1</text:p>
      <text:p text:style-name="Standard"><text:s text:c="2"/>[23,1] = <text:s/>2</text:p>
      <text:p text:style-name="Standard"><text:s text:c="2"/>[24,1] = <text:s/>3</text:p>
      <text:p text:style-name="Standard"><text:s text:c="2"/>[25,1] = <text:s/>1</text:p>
      <text:p text:style-name="Standard"><text:s text:c="2"/>[26,1] = <text:s/>2</text:p>
      <text:p text:style-name="Standard"><text:s text:c="2"/>[27,1] = <text:s/>3</text:p>
      <text:p text:style-name="Standard"><text:s text:c="2"/>[28,1] = <text:s/>1</text:p>
      <text:p text:style-name="Standard"><text:s text:c="2"/>[29,1] = <text:s/>2</text:p>
      <text:p text:style-name="Standard"><text:s text:c="2"/>[30,1] = <text:s/>3</text:p>
      <text:p text:style-name="Standard"><text:s text:c="2"/>[31,1] = <text:s/>1</text:p>
      <text:p text:style-name="Standard"><text:s text:c="2"/>[32,1] = <text:s/>2</text:p>
      <text:p text:style-name="Standard"><text:s text:c="2"/>[33,1] = <text:s/>2</text:p>
      <text:p text:style-name="Standard"><text:s text:c="2"/>[34,1] = <text:s/>1</text:p>
      <text:p text:style-name="Standard"><text:s text:c="2"/>[35,1] = <text:s/>2</text:p>
      <text:p text:style-name="Standard"><text:s text:c="2"/>[36,1] = <text:s/>2</text:p>
      <text:p text:style-name="Standard"><text:s text:c="2"/>[37,1] = <text:s/>1</text:p>
      <text:p text:style-name="Standard"><text:s text:c="2"/>[38,1] = <text:s/>2</text:p>
      <text:p text:style-name="Standard"><text:s text:c="2"/>[39,1] = <text:s/>3</text:p>
      <text:p text:style-name="Standard"><text:s text:c="2"/>[40,1] = <text:s/>1</text:p>
      <text:p text:style-name="Standard"><text:s text:c="2"/>[41,1] = <text:s/>2</text:p>
      <text:p text:style-name="Standard"><text:s text:c="2"/>[42,1] = <text:s/>3</text:p>
      <text:p text:style-name="Standard"><text:s text:c="2"/>[43,1] = <text:s/>1</text:p>
      <text:p text:style-name="Standard"><text:s text:c="2"/>[44,1] = <text:s/>2</text:p>
      <text:p text:style-name="Standard"><text:s text:c="2"/>[45,1] = <text:s/>3</text:p>
      <text:p text:style-name="Standard"><text:s text:c="2"/>[46,1] = <text:s/>1</text:p>
      <text:p text:style-name="Standard"><text:s text:c="2"/>[47,1] = <text:s/>2</text:p>
      <text:p text:style-name="Standard"><text:s text:c="2"/>[48,1] = <text:s/>3</text:p>
      <text:p text:style-name="Standard"><text:s text:c="2"/>[49,1] = <text:s/>1</text:p>
      <text:p text:style-name="Standard"><text:s text:c="2"/>[50,1] = <text:s/>2</text:p>
      <text:p text:style-name="Standard"><text:soft-page-break/><text:s text:c="2"/>[51,1] = <text:s/>2</text:p>
      <text:p text:style-name="Standard"><text:s text:c="2"/>[52,1] = <text:s/>1</text:p>
      <text:p text:style-name="Standard"><text:s text:c="2"/>[53,1] = <text:s/>2</text:p>
      <text:p text:style-name="Standard"><text:s text:c="2"/>[54,1] = <text:s/>3</text:p>
      <text:p text:style-name="Standard"><text:s text:c="2"/>[55,1] = <text:s/>1</text:p>
      <text:p text:style-name="Standard"><text:s text:c="2"/>[56,1] = <text:s/>2</text:p>
      <text:p text:style-name="Standard"><text:s text:c="2"/>[57,1] = <text:s/>3</text:p>
      <text:p text:style-name="Standard"><text:s text:c="2"/>[58,1] = <text:s/>1</text:p>
      <text:p text:style-name="Standard"><text:s text:c="2"/>[59,1] = <text:s/>2</text:p>
      <text:p text:style-name="Standard"><text:s text:c="2"/>[60,1] = <text:s/>2</text:p>
      <text:p text:style-name="Standard"><text:s text:c="2"/>[61,1] = <text:s/>1</text:p>
      <text:p text:style-name="Standard"><text:s text:c="2"/>[62,1] = <text:s/>2</text:p>
      <text:p text:style-name="Standard"><text:s text:c="2"/>[63,1] = <text:s/>2</text:p>
      <text:p text:style-name="Standard"><text:s text:c="2"/>[64,1] =</text:p>
      <text:p text:style-name="Standard"/>
      <text:p text:style-name="Standard"><text:s text:c="5"/>2 <text:s text:c="2"/>1</text:p>
      <text:p text:style-name="Standard"/>
      <text:p text:style-name="Standard"><text:s text:c="2"/>[65,1] = <text:s/>2</text:p>
      <text:p text:style-name="Standard"><text:s text:c="2"/>[66,1] = <text:s/>3</text:p>
      <text:p text:style-name="Standard"><text:s text:c="2"/>[67,1] = <text:s/>1</text:p>
      <text:p text:style-name="Standard"><text:s text:c="2"/>[68,1] = <text:s/>2</text:p>
      <text:p text:style-name="Standard"><text:s text:c="2"/>[69,1] = <text:s/>3</text:p>
      <text:p text:style-name="Standard"><text:s text:c="2"/>[70,1] = <text:s/>1</text:p>
      <text:p text:style-name="Standard"><text:s text:c="2"/>[71,1] = <text:s/>2</text:p>
      <text:p text:style-name="Standard"><text:s text:c="2"/>[72,1] = <text:s/>3</text:p>
      <text:p text:style-name="Standard"><text:s text:c="2"/>[73,1] = <text:s/>1</text:p>
      <text:p text:style-name="Standard"><text:s text:c="2"/>[74,1] = <text:s/>2</text:p>
      <text:p text:style-name="Standard"><text:s text:c="2"/>[75,1] = <text:s/>3</text:p>
      <text:p text:style-name="Standard"><text:s text:c="2"/>[76,1] = <text:s/>1</text:p>
      <text:p text:style-name="Standard"><text:s text:c="2"/>[77,1] = <text:s/>2</text:p>
      <text:p text:style-name="Standard"><text:s text:c="2"/>[78,1] = <text:s/>3</text:p>
      <text:p text:style-name="Standard"><text:s text:c="2"/>[79,1] = <text:s/>1</text:p>
      <text:p text:style-name="Standard"><text:s text:c="2"/>[80,1] = <text:s/>2</text:p>
      <text:p text:style-name="Standard"><text:s text:c="2"/>[81,1] = <text:s/>2</text:p>
      <text:p text:style-name="Standard"><text:s text:c="2"/>[82,1] = <text:s/>1</text:p>
      <text:p text:style-name="Standard"><text:s text:c="2"/>[83,1] = <text:s/>2</text:p>
      <text:p text:style-name="Standard"><text:s text:c="2"/>[84,1] = <text:s/>3</text:p>
      <text:p text:style-name="Standard"><text:s text:c="2"/>[85,1] = <text:s/>1</text:p>
      <text:p text:style-name="Standard"><text:s text:c="2"/>[86,1] = <text:s/>2</text:p>
      <text:p text:style-name="Standard"><text:s text:c="2"/>[87,1] = <text:s/>3</text:p>
      <text:p text:style-name="Standard"><text:s text:c="2"/>[88,1] = <text:s/>1</text:p>
      <text:p text:style-name="Standard"><text:s text:c="2"/>[89,1] = <text:s/>2</text:p>
      <text:p text:style-name="Standard"><text:s text:c="2"/>[90,1] = <text:s/>2</text:p>
      <text:p text:style-name="Standard"><text:s text:c="2"/>[91,1] = <text:s/>1</text:p>
      <text:p text:style-name="Standard"><text:s text:c="2"/>[92,1] = <text:s/>2</text:p>
      <text:p text:style-name="Standard"><text:s text:c="2"/>[93,1] = <text:s/>3</text:p>
      <text:p text:style-name="Standard"><text:s text:c="2"/>[94,1] = <text:s/>1</text:p>
      <text:p text:style-name="Standard"><text:s text:c="2"/>[95,1] = <text:s/>2</text:p>
      <text:p text:style-name="Standard"><text:s text:c="2"/>[96,1] = <text:s/>3</text:p>
      <text:p text:style-name="Standard"><text:s text:c="2"/>[97,1] = <text:s/>1</text:p>
      <text:p text:style-name="Standard"><text:s text:c="2"/>[98,1] = <text:s/>2</text:p>
      <text:p text:style-name="Standard"><text:s text:c="2"/>[99,1] = <text:s/>3</text:p>
      <text:p text:style-name="Standard"><text:soft-page-break/><text:s text:c="2"/>[100,1] = <text:s/>1</text:p>
      <text:p text:style-name="Standard"><text:s text:c="2"/>[101,1] = <text:s/>2</text:p>
      <text:p text:style-name="Standard"><text:s text:c="2"/>[102,1] = <text:s/>3</text:p>
      <text:p text:style-name="Standard"><text:s text:c="2"/>[103,1] = <text:s/>1</text:p>
      <text:p text:style-name="Standard"><text:s text:c="2"/>[104,1] = <text:s/>2</text:p>
      <text:p text:style-name="Standard"><text:s text:c="2"/>[105,1] =</text:p>
      <text:p text:style-name="Standard"/>
      <text:p text:style-name="Standard"><text:s text:c="5"/>3 <text:s text:c="2"/>2</text:p>
      <text:p text:style-name="Standard"/>
      <text:p text:style-name="Standard"><text:s text:c="2"/>[106,1] = <text:s/>1</text:p>
      <text:p text:style-name="Standard"><text:s text:c="2"/>[107,1] = <text:s/>2</text:p>
      <text:p text:style-name="Standard"><text:s text:c="2"/>[108,1] = <text:s/>3</text:p>
      <text:p text:style-name="Standard"><text:s text:c="2"/>[109,1] = <text:s/>1</text:p>
      <text:p text:style-name="Standard"><text:s text:c="2"/>[110,1] = <text:s/>2</text:p>
      <text:p text:style-name="Standard"><text:s text:c="2"/>[111,1] = <text:s/>3</text:p>
      <text:p text:style-name="Standard"><text:s text:c="2"/>[112,1] = <text:s/>1</text:p>
      <text:p text:style-name="Standard"><text:s text:c="2"/>[113,1] = <text:s/>2</text:p>
      <text:p text:style-name="Standard"><text:s text:c="2"/>[114,1] = <text:s/>3</text:p>
      <text:p text:style-name="Standard"><text:s text:c="2"/>[115,1] = <text:s/>1</text:p>
      <text:p text:style-name="Standard"><text:s text:c="2"/>[116,1] = <text:s/>2</text:p>
      <text:p text:style-name="Standard"><text:s text:c="2"/>[117,1] = <text:s/>3</text:p>
      <text:p text:style-name="Standard"><text:s text:c="2"/>[118,1] = <text:s/>1</text:p>
      <text:p text:style-name="Standard"><text:s text:c="2"/>[119,1] = <text:s/>2</text:p>
      <text:p text:style-name="Standard"><text:s text:c="2"/>[120,1] = <text:s/>2</text:p>
      <text:p text:style-name="Standard"><text:s text:c="2"/>[121,1] = <text:s/>1</text:p>
      <text:p text:style-name="Standard"><text:s text:c="2"/>[122,1] =</text:p>
      <text:p text:style-name="Standard"/>
      <text:p text:style-name="Standard"><text:s text:c="5"/>1 <text:s text:c="2"/>2</text:p>
      <text:p text:style-name="Standard"/>
      <text:p text:style-name="Standard"><text:s text:c="2"/>[123,1] = <text:s/>3</text:p>
      <text:p text:style-name="Standard"><text:s text:c="2"/>[124,1] = <text:s/>1</text:p>
      <text:p text:style-name="Standard"><text:s text:c="2"/>[125,1] = <text:s/>2</text:p>
      <text:p text:style-name="Standard"><text:s text:c="2"/>[126,1] = <text:s/>3</text:p>
      <text:p text:style-name="Standard"><text:s text:c="2"/>[127,1] = <text:s/>1</text:p>
      <text:p text:style-name="Standard"><text:s text:c="2"/>[128,1] = <text:s/>2</text:p>
      <text:p text:style-name="Standard"><text:s text:c="2"/>[129,1] = <text:s/>3</text:p>
      <text:p text:style-name="Standard"><text:s text:c="2"/>[130,1] = <text:s/>1</text:p>
      <text:p text:style-name="Standard"><text:s text:c="2"/>[131,1] = <text:s/>2</text:p>
      <text:p text:style-name="Standard"><text:s text:c="2"/>[132,1] = <text:s/>3</text:p>
      <text:p text:style-name="Standard"><text:s text:c="2"/>[133,1] = <text:s/>1</text:p>
      <text:p text:style-name="Standard"><text:s text:c="2"/>[134,1] = <text:s/>2</text:p>
      <text:p text:style-name="Standard"><text:s text:c="2"/>[135,1] = <text:s/>3</text:p>
      <text:p text:style-name="Standard"><text:s text:c="2"/>[136,1] =</text:p>
      <text:p text:style-name="Standard"/>
      <text:p text:style-name="Standard"><text:s text:c="5"/>3 <text:s text:c="2"/>1</text:p>
      <text:p text:style-name="Standard"/>
      <text:p text:style-name="Standard"><text:s text:c="2"/>[137,1] = <text:s/>2</text:p>
      <text:p text:style-name="Standard"><text:s text:c="2"/>[138,1] = <text:s/>2</text:p>
      <text:p text:style-name="Standard"><text:s text:c="2"/>[139,1] = <text:s/>1</text:p>
      <text:p text:style-name="Standard"><text:s text:c="2"/>[140,1] = <text:s/>2</text:p>
      <text:p text:style-name="Standard"><text:s text:c="2"/>[141,1] = <text:s/>2</text:p>
      <text:p text:style-name="Standard"><text:s text:c="2"/>[142,1] = <text:s/>1</text:p>
      <text:p text:style-name="Standard"><text:soft-page-break/><text:s text:c="2"/>[143,1] = <text:s/>2</text:p>
      <text:p text:style-name="Standard"><text:s text:c="2"/>[144,1] = <text:s/>2</text:p>
      <text:p text:style-name="Standard"><text:s text:c="2"/>[145,1] = <text:s/>1</text:p>
      <text:p text:style-name="Standard"><text:s text:c="2"/>[146,1] = <text:s/>2</text:p>
      <text:p text:style-name="Standard"><text:s text:c="2"/>[147,1] = <text:s/>3</text:p>
      <text:p text:style-name="Standard"><text:s text:c="2"/>[148,1] = <text:s/>1</text:p>
      <text:p text:style-name="Standard"><text:s text:c="2"/>[149,1] = <text:s/>2</text:p>
      <text:p text:style-name="Standard"><text:s text:c="2"/>[150,1] = <text:s/>2</text:p>
      <text:p text:style-name="Standard"><text:s text:c="2"/>[151,1] = <text:s/>1</text:p>
      <text:p text:style-name="Standard"><text:s text:c="2"/>[152,1] = <text:s/>2</text:p>
      <text:p text:style-name="Standard"><text:s text:c="2"/>[153,1] = <text:s/>3</text:p>
      <text:p text:style-name="Standard"><text:s text:c="2"/>[154,1] = <text:s/>1</text:p>
      <text:p text:style-name="Standard"><text:s text:c="2"/>[155,1] = <text:s/>2</text:p>
      <text:p text:style-name="Standard"><text:s text:c="2"/>[156,1] = <text:s/>3</text:p>
      <text:p text:style-name="Standard"><text:s text:c="2"/>[157,1] = <text:s/>1</text:p>
      <text:p text:style-name="Standard"><text:s text:c="2"/>[158,1] = <text:s/>2</text:p>
      <text:p text:style-name="Standard"><text:s text:c="2"/>[159,1] = <text:s/>3</text:p>
      <text:p text:style-name="Standard"><text:s text:c="2"/>[160,1] = <text:s/>1</text:p>
      <text:p text:style-name="Standard"><text:s text:c="2"/>[161,1] = <text:s/>2</text:p>
      <text:p text:style-name="Standard"><text:s text:c="2"/>[162,1] = <text:s/>3</text:p>
      <text:p text:style-name="Standard"><text:s text:c="2"/>[163,1] = <text:s/>1</text:p>
      <text:p text:style-name="Standard"><text:s text:c="2"/>[164,1] = <text:s/>2</text:p>
      <text:p text:style-name="Standard"><text:s text:c="2"/>[165,1] = <text:s/>3</text:p>
      <text:p text:style-name="Standard"><text:s text:c="2"/>[166,1] = <text:s/>1</text:p>
      <text:p text:style-name="Standard"><text:s text:c="2"/>[167,1] = <text:s/>2</text:p>
      <text:p text:style-name="Standard"><text:s text:c="2"/>[168,1] = <text:s/>3</text:p>
      <text:p text:style-name="Standard"><text:s text:c="2"/>[169,1] = <text:s/>1</text:p>
      <text:p text:style-name="Standard"><text:s text:c="2"/>[170,1] = <text:s/>2</text:p>
      <text:p text:style-name="Standard"><text:s text:c="2"/>[171,1] = <text:s/>3</text:p>
      <text:p text:style-name="Standard"><text:s text:c="2"/>[172,1] = <text:s/>1</text:p>
      <text:p text:style-name="Standard"><text:s text:c="2"/>[173,1] = <text:s/>2</text:p>
      <text:p text:style-name="Standard"><text:s text:c="2"/>[174,1] = <text:s/>3</text:p>
      <text:p text:style-name="Standard"><text:s text:c="2"/>[175,1] = <text:s/>1</text:p>
      <text:p text:style-name="Standard"><text:s text:c="2"/>[176,1] =</text:p>
      <text:p text:style-name="Standard"/>
      <text:p text:style-name="Standard"><text:s text:c="5"/>1 <text:s text:c="2"/>2</text:p>
      <text:p text:style-name="Standard"/>
      <text:p text:style-name="Standard"><text:s text:c="2"/>[177,1] = <text:s/>3</text:p>
      <text:p text:style-name="Standard"><text:s text:c="2"/>[178,1] = <text:s/>1</text:p>
      <text:p text:style-name="Standard"><text:s text:c="2"/>[179,1] = <text:s/>2</text:p>
      <text:p text:style-name="Standard"><text:s text:c="2"/>[180,1] = <text:s/>3</text:p>
      <text:p text:style-name="Standard"><text:s text:c="2"/>[181,1] = <text:s/>1</text:p>
      <text:p text:style-name="Standard"><text:s text:c="2"/>[182,1] = <text:s/>2</text:p>
      <text:p text:style-name="Standard"><text:s text:c="2"/>[183,1] = <text:s/>3</text:p>
      <text:p text:style-name="Standard"><text:s text:c="2"/>[184,1] = <text:s/>1</text:p>
      <text:p text:style-name="Standard"><text:s text:c="2"/>[185,1] = <text:s/>2</text:p>
      <text:p text:style-name="Standard"><text:s text:c="2"/>[186,1] = <text:s/>3</text:p>
      <text:p text:style-name="Standard"><text:s text:c="2"/>[187,1] = <text:s/>1</text:p>
      <text:p text:style-name="Standard"><text:s text:c="2"/>[188,1] = <text:s/>2</text:p>
      <text:p text:style-name="Standard"><text:s text:c="2"/>[189,1] = <text:s/>3</text:p>
      <text:p text:style-name="Standard"><text:s text:c="2"/>[190,1] = <text:s/>1</text:p>
      <text:p text:style-name="Standard"><text:s text:c="2"/>[191,1] = <text:s/>2</text:p>
      <text:p text:style-name="Standard"><text:soft-page-break/><text:s text:c="2"/>[192,1] = <text:s/>3</text:p>
      <text:p text:style-name="Standard"><text:s text:c="2"/>[193,1] = <text:s/>1</text:p>
      <text:p text:style-name="Standard"><text:s text:c="2"/>[194,1] = <text:s/>2</text:p>
      <text:p text:style-name="Standard"><text:s text:c="2"/>[195,1] = <text:s/>3</text:p>
      <text:p text:style-name="Standard"><text:s text:c="2"/>[196,1] = <text:s/>1</text:p>
      <text:p text:style-name="Standard"><text:s text:c="2"/>[197,1] = <text:s/>2</text:p>
      <text:p text:style-name="Standard"><text:s text:c="2"/>[198,1] = <text:s/>3</text:p>
      <text:p text:style-name="Standard"><text:s text:c="2"/>[199,1] = <text:s/>1</text:p>
      <text:p text:style-name="Standard"><text:s text:c="2"/>[200,1] = <text:s/>2</text:p>
      <text:p text:style-name="Standard"><text:s text:c="2"/>[201,1] = <text:s/>3</text:p>
      <text:p text:style-name="Standard"><text:s text:c="2"/>[202,1] = <text:s/>1</text:p>
      <text:p text:style-name="Standard"><text:s text:c="2"/>[203,1] = <text:s/>2</text:p>
      <text:p text:style-name="Standard"><text:s text:c="2"/>[204,1] = <text:s/>2</text:p>
      <text:p text:style-name="Standard"><text:s text:c="2"/>[205,1] = <text:s/>1</text:p>
      <text:p text:style-name="Standard"><text:s text:c="2"/>[206,1] = <text:s/>2</text:p>
      <text:p text:style-name="Standard"><text:s text:c="2"/>[207,1] = <text:s/>2</text:p>
      <text:p text:style-name="Standard"><text:s text:c="2"/>[208,1] = <text:s/>1</text:p>
      <text:p text:style-name="Standard"><text:s text:c="2"/>[209,1] = <text:s/>2</text:p>
      <text:p text:style-name="Standard"><text:s text:c="2"/>[210,1] =</text:p>
      <text:p text:style-name="Standard"/>
      <text:p text:style-name="Standard"><text:s text:c="5"/>1 <text:s text:c="2"/>3</text:p>
      <text:p text:style-name="Standard"/>
      <text:p text:style-name="Standard"><text:s text:c="2"/>[211,1] = <text:s/>1</text:p>
      <text:p text:style-name="Standard"><text:s text:c="2"/>[212,1] = <text:s/>2</text:p>
      <text:p text:style-name="Standard"><text:s text:c="2"/>[213,1] = <text:s/>3</text:p>
      <text:p text:style-name="Standard"><text:s text:c="2"/>[214,1] = <text:s/>1</text:p>
      <text:p text:style-name="Standard"><text:s text:c="2"/>[215,1] = <text:s/>2</text:p>
      <text:p text:style-name="Standard"><text:s text:c="2"/>[216,1] = <text:s/>3</text:p>
      <text:p text:style-name="Standard"><text:s text:c="2"/>[217,1] = <text:s/>1</text:p>
      <text:p text:style-name="Standard"><text:s text:c="2"/>[218,1] = <text:s/>2</text:p>
      <text:p text:style-name="Standard"><text:s text:c="2"/>[219,1] = <text:s/>3</text:p>
      <text:p text:style-name="Standard"><text:s text:c="2"/>[220,1] = <text:s/>1</text:p>
      <text:p text:style-name="Standard"><text:s text:c="2"/>[221,1] = <text:s/>2</text:p>
      <text:p text:style-name="Standard"><text:s text:c="2"/>[222,1] = <text:s/>3</text:p>
      <text:p text:style-name="Standard"><text:s text:c="2"/>[223,1] = <text:s/>1</text:p>
      <text:p text:style-name="Standard"><text:s text:c="2"/>[224,1] = <text:s/>2</text:p>
      <text:p text:style-name="Standard"><text:s text:c="2"/>[225,1] = <text:s/>3</text:p>
      <text:p text:style-name="Standard"><text:s text:c="2"/>[226,1] = <text:s/>1</text:p>
      <text:p text:style-name="Standard"><text:s text:c="2"/>[227,1] = <text:s/>2</text:p>
      <text:p text:style-name="Standard"><text:s text:c="2"/>[228,1] = <text:s/>3</text:p>
      <text:p text:style-name="Standard"><text:s text:c="2"/>[229,1] = <text:s/>1</text:p>
      <text:p text:style-name="Standard"><text:s text:c="2"/>[230,1] = <text:s/>2</text:p>
      <text:p text:style-name="Standard"><text:s text:c="2"/>[231,1] = <text:s/>3</text:p>
      <text:p text:style-name="Standard"><text:s text:c="2"/>[232,1] = <text:s/>1</text:p>
      <text:p text:style-name="Standard"><text:s text:c="2"/>[233,1] = <text:s/>2</text:p>
      <text:p text:style-name="Standard"><text:s text:c="2"/>[234,1] = <text:s/>2</text:p>
      <text:p text:style-name="Standard"><text:s text:c="2"/>[235,1] = <text:s/>1</text:p>
      <text:p text:style-name="Standard"><text:s text:c="2"/>[236,1] = <text:s/>2</text:p>
      <text:p text:style-name="Standard"><text:s text:c="2"/>[237,1] = <text:s/>3</text:p>
      <text:p text:style-name="Standard"><text:s text:c="2"/>[238,1] = <text:s/>1</text:p>
      <text:p text:style-name="Standard"><text:s text:c="2"/>[239,1] = <text:s/>2</text:p>
      <text:p text:style-name="Standard"><text:s text:c="2"/>[240,1] = <text:s/>3</text:p>
      <text:p text:style-name="Standard"><text:soft-page-break/><text:s text:c="2"/>[241,1] = <text:s/>1</text:p>
      <text:p text:style-name="Standard"><text:s text:c="2"/>[242,1] = <text:s/>2</text:p>
      <text:p text:style-name="Standard"><text:s text:c="2"/>[243,1] = <text:s/>3</text:p>
      <text:p text:style-name="Standard"><text:s text:c="2"/>[244,1] = <text:s/>1</text:p>
      <text:p text:style-name="Standard"><text:s text:c="2"/>[245,1] = <text:s/>2</text:p>
      <text:p text:style-name="Standard"><text:s text:c="2"/>[246,1] = <text:s/>3</text:p>
      <text:p text:style-name="Standard"><text:s text:c="2"/>[247,1] = <text:s/>1</text:p>
      <text:p text:style-name="Standard"><text:s text:c="2"/>[248,1] = <text:s/>2</text:p>
      <text:p text:style-name="Standard"><text:s text:c="2"/>[249,1] = <text:s/>3</text:p>
      <text:p text:style-name="Standard"><text:s text:c="2"/>[250,1] = <text:s/>1</text:p>
      <text:p text:style-name="Standard"><text:s text:c="2"/>[251,1] = <text:s/>2</text:p>
      <text:p text:style-name="Standard"><text:s text:c="2"/>[252,1] = <text:s/>2</text:p>
      <text:p text:style-name="Standard"><text:s text:c="2"/>[253,1] = <text:s/>1</text:p>
      <text:p text:style-name="Standard"><text:s text:c="2"/>[254,1] = <text:s/>2</text:p>
      <text:p text:style-name="Standard"><text:s text:c="2"/>[255,1] = <text:s/>3</text:p>
      <text:p text:style-name="Standard"><text:s text:c="2"/>[256,1] = <text:s/>1</text:p>
      <text:p text:style-name="Standard"><text:s text:c="2"/>[257,1] = <text:s/>2</text:p>
      <text:p text:style-name="Standard"><text:s text:c="2"/>[258,1] = <text:s/>3</text:p>
      <text:p text:style-name="Standard"><text:s text:c="2"/>[259,1] = <text:s/>1</text:p>
      <text:p text:style-name="Standard"><text:s text:c="2"/>[260,1] = <text:s/>2</text:p>
      <text:p text:style-name="Standard"><text:s text:c="2"/>[261,1] = <text:s/>3</text:p>
      <text:p text:style-name="Standard"><text:s text:c="2"/>[262,1] = <text:s/>1</text:p>
      <text:p text:style-name="Standard"><text:s text:c="2"/>[263,1] = <text:s/>2</text:p>
      <text:p text:style-name="Standard"><text:s text:c="2"/>[264,1] = <text:s/>3</text:p>
      <text:p text:style-name="Standard"><text:s text:c="2"/>[265,1] = <text:s/>1</text:p>
      <text:p text:style-name="Standard"><text:s text:c="2"/>[266,1] = <text:s/>2</text:p>
      <text:p text:style-name="Standard"><text:s text:c="2"/>[267,1] = <text:s/>3</text:p>
      <text:p text:style-name="Standard"><text:s text:c="2"/>[268,1] = <text:s/>1</text:p>
      <text:p text:style-name="Standard"><text:s text:c="2"/>[269,1] = <text:s/>2</text:p>
      <text:p text:style-name="Standard"><text:s text:c="2"/>[270,1] = <text:s/>3</text:p>
      <text:p text:style-name="Standard"><text:s text:c="2"/>[271,1] = <text:s/>1</text:p>
      <text:p text:style-name="Standard"><text:s text:c="2"/>[272,1] = <text:s/>2</text:p>
      <text:p text:style-name="Standard"><text:s text:c="2"/>[273,1] = <text:s/>3</text:p>
      <text:p text:style-name="Standard"><text:s text:c="2"/>[274,1] = <text:s/>1</text:p>
      <text:p text:style-name="Standard"><text:s text:c="2"/>[275,1] = <text:s/>2</text:p>
      <text:p text:style-name="Standard"><text:s text:c="2"/>[276,1] = <text:s/>2</text:p>
      <text:p text:style-name="Standard"><text:s text:c="2"/>[277,1] = <text:s/>1</text:p>
      <text:p text:style-name="Standard"><text:s text:c="2"/>[278,1] = <text:s/>2</text:p>
      <text:p text:style-name="Standard"><text:s text:c="2"/>[279,1] = <text:s/>2</text:p>
      <text:p text:style-name="Standard"><text:s text:c="2"/>[280,1] = <text:s/>1</text:p>
      <text:p text:style-name="Standard"><text:s text:c="2"/>[281,1] = <text:s/>2</text:p>
      <text:p text:style-name="Standard"><text:s text:c="2"/>[282,1] = [](0x0)</text:p>
      <text:p text:style-name="Standard"><text:s text:c="2"/>[283,1] = <text:s/>1</text:p>
      <text:p text:style-name="Standard"><text:s text:c="2"/>[284,1] = <text:s/>2</text:p>
      <text:p text:style-name="Standard"><text:s text:c="2"/>[285,1] = <text:s/>2</text:p>
      <text:p text:style-name="Standard"><text:s text:c="2"/>[286,1] = <text:s/>1</text:p>
      <text:p text:style-name="Standard"><text:s text:c="2"/>[287,1] = <text:s/>2</text:p>
      <text:p text:style-name="Standard"><text:s text:c="2"/>[288,1] = <text:s/>3</text:p>
      <text:p text:style-name="Standard"><text:s text:c="2"/>[289,1] = <text:s/>1</text:p>
      <text:p text:style-name="Standard"><text:s text:c="2"/>[290,1] = <text:s/>2</text:p>
      <text:p text:style-name="Standard"><text:s text:c="2"/>[291,1] = <text:s/>3</text:p>
      <text:p text:style-name="Standard"><text:s text:c="2"/>[292,1] = <text:s/>1</text:p>
      <text:p text:style-name="Standard"><text:soft-page-break/><text:s text:c="2"/>[293,1] = <text:s/>2</text:p>
      <text:p text:style-name="Standard"><text:s text:c="2"/>[294,1] = <text:s/>3</text:p>
      <text:p text:style-name="Standard"><text:s text:c="2"/>[295,1] = <text:s/>1</text:p>
      <text:p text:style-name="Standard"><text:s text:c="2"/>[296,1] = <text:s/>2</text:p>
      <text:p text:style-name="Standard"><text:s text:c="2"/>[297,1] = <text:s/>3</text:p>
      <text:p text:style-name="Standard"><text:s text:c="2"/>[298,1] = <text:s/>1</text:p>
      <text:p text:style-name="Standard"><text:s text:c="2"/>[299,1] = <text:s/>2</text:p>
      <text:p text:style-name="Standard"><text:s text:c="2"/>[300,1] = <text:s/>3</text:p>
      <text:p text:style-name="Standard"><text:s text:c="2"/>[301,1] = <text:s/>1</text:p>
      <text:p text:style-name="Standard"><text:s text:c="2"/>[302,1] = <text:s/>2</text:p>
      <text:p text:style-name="Standard"><text:s text:c="2"/>[303,1] = <text:s/>2</text:p>
      <text:p text:style-name="Standard"><text:s text:c="2"/>[304,1] = <text:s/>1</text:p>
      <text:p text:style-name="Standard"><text:s text:c="2"/>[305,1] = <text:s/>2</text:p>
      <text:p text:style-name="Standard"><text:s text:c="2"/>[306,1] = <text:s/>2</text:p>
      <text:p text:style-name="Standard"><text:s text:c="2"/>[307,1] = <text:s/>1</text:p>
      <text:p text:style-name="Standard"><text:s text:c="2"/>[308,1] = <text:s/>2</text:p>
      <text:p text:style-name="Standard"><text:s text:c="2"/>[309,1] = <text:s/>3</text:p>
      <text:p text:style-name="Standard"><text:s text:c="2"/>[310,1] = <text:s/>1</text:p>
      <text:p text:style-name="Standard"><text:s text:c="2"/>[311,1] = <text:s/>2</text:p>
      <text:p text:style-name="Standard"><text:s text:c="2"/>[312,1] = <text:s/>3</text:p>
      <text:p text:style-name="Standard"><text:s text:c="2"/>[313,1] = <text:s/>1</text:p>
      <text:p text:style-name="Standard"><text:s text:c="2"/>[314,1] = <text:s/>2</text:p>
      <text:p text:style-name="Standard"><text:s text:c="2"/>[315,1] = <text:s/>3</text:p>
      <text:p text:style-name="Standard"><text:s text:c="2"/>[316,1] = <text:s/>1</text:p>
      <text:p text:style-name="Standard"><text:s text:c="2"/>[317,1] = <text:s/>2</text:p>
      <text:p text:style-name="Standard"><text:s text:c="2"/>[318,1] = <text:s/>3</text:p>
      <text:p text:style-name="Standard"><text:s text:c="2"/>[319,1] = <text:s/>1</text:p>
      <text:p text:style-name="Standard"><text:s text:c="2"/>[320,1] = <text:s/>2</text:p>
      <text:p text:style-name="Standard"><text:s text:c="2"/>[321,1] = <text:s/>3</text:p>
      <text:p text:style-name="Standard"><text:s text:c="2"/>[322,1] = <text:s/>1</text:p>
      <text:p text:style-name="Standard"><text:s text:c="2"/>[323,1] = <text:s/>2</text:p>
      <text:p text:style-name="Standard"><text:s text:c="2"/>[324,1] = <text:s/>3</text:p>
      <text:p text:style-name="Standard"><text:s text:c="2"/>[325,1] = <text:s/>1</text:p>
      <text:p text:style-name="Standard"><text:s text:c="2"/>[326,1] = <text:s/>2</text:p>
      <text:p text:style-name="Standard"><text:s text:c="2"/>[327,1] = <text:s/>3</text:p>
      <text:p text:style-name="Standard"><text:s text:c="2"/>[328,1] = <text:s/>1</text:p>
      <text:p text:style-name="Standard"><text:s text:c="2"/>[329,1] = <text:s/>2</text:p>
      <text:p text:style-name="Standard"><text:s text:c="2"/>[330,1] = <text:s/>3</text:p>
      <text:p text:style-name="Standard"><text:s text:c="2"/>[331,1] = <text:s/>1</text:p>
      <text:p text:style-name="Standard"><text:s text:c="2"/>[332,1] = <text:s/>2</text:p>
      <text:p text:style-name="Standard"><text:s text:c="2"/>[333,1] = <text:s/>3</text:p>
      <text:p text:style-name="Standard"><text:s text:c="2"/>[334,1] = <text:s/>1</text:p>
      <text:p text:style-name="Standard"><text:s text:c="2"/>[335,1] = <text:s/>2</text:p>
      <text:p text:style-name="Standard"><text:s text:c="2"/>[336,1] = <text:s/>2</text:p>
      <text:p text:style-name="Standard"><text:s text:c="2"/>[337,1] = <text:s/>1</text:p>
      <text:p text:style-name="Standard"><text:s text:c="2"/>[338,1] = <text:s/>2</text:p>
      <text:p text:style-name="Standard"><text:s text:c="2"/>[339,1] = <text:s/>2</text:p>
      <text:p text:style-name="Standard"><text:s text:c="2"/>[340,1] = <text:s/>1</text:p>
      <text:p text:style-name="Standard"><text:s text:c="2"/>[341,1] = <text:s/>2</text:p>
      <text:p text:style-name="Standard"><text:s text:c="2"/>[342,1] = <text:s/>3</text:p>
      <text:p text:style-name="Standard"><text:s text:c="2"/>[343,1] = <text:s/>1</text:p>
      <text:p text:style-name="Standard"><text:s text:c="2"/>[344,1] = <text:s/>2</text:p>
      <text:p text:style-name="Standard"><text:soft-page-break/><text:s text:c="2"/>[345,1] = <text:s/>3</text:p>
      <text:p text:style-name="Standard"><text:s text:c="2"/>[346,1] = <text:s/>1</text:p>
      <text:p text:style-name="Standard"><text:s text:c="2"/>[347,1] = <text:s/>2</text:p>
      <text:p text:style-name="Standard"><text:s text:c="2"/>[348,1] = <text:s/>2</text:p>
      <text:p text:style-name="Standard"><text:s text:c="2"/>[349,1] = <text:s/>1</text:p>
      <text:p text:style-name="Standard"><text:s text:c="2"/>[350,1] = <text:s/>2</text:p>
      <text:p text:style-name="Standard"><text:s text:c="2"/>[351,1] = <text:s/>3</text:p>
      <text:p text:style-name="Standard"><text:s text:c="2"/>[352,1] = <text:s/>1</text:p>
      <text:p text:style-name="Standard"><text:s text:c="2"/>[353,1] = <text:s/>2</text:p>
      <text:p text:style-name="Standard"><text:s text:c="2"/>[354,1] = <text:s/>3</text:p>
      <text:p text:style-name="Standard"><text:s text:c="2"/>[355,1] = <text:s/>1</text:p>
      <text:p text:style-name="Standard"><text:s text:c="2"/>[356,1] = <text:s/>2</text:p>
      <text:p text:style-name="Standard"><text:s text:c="2"/>[357,1] = <text:s/>3</text:p>
      <text:p text:style-name="Standard"><text:s text:c="2"/>[358,1] = <text:s/>1</text:p>
      <text:p text:style-name="Standard"><text:s text:c="2"/>[359,1] = <text:s/>2</text:p>
      <text:p text:style-name="Standard"><text:s text:c="2"/>[360,1] = <text:s/>3</text:p>
      <text:p text:style-name="Standard"><text:s text:c="2"/>[361,1] = <text:s/>1</text:p>
      <text:p text:style-name="Standard"><text:s text:c="2"/>[362,1] = <text:s/>2</text:p>
      <text:p text:style-name="Standard"><text:s text:c="2"/>[363,1] = <text:s/>3</text:p>
      <text:p text:style-name="Standard"><text:s text:c="2"/>[364,1] = <text:s/>1</text:p>
      <text:p text:style-name="Standard"><text:s text:c="2"/>[365,1] = <text:s/>2</text:p>
      <text:p text:style-name="Standard"><text:s text:c="2"/>[366,1] = <text:s/>3</text:p>
      <text:p text:style-name="Standard"><text:s text:c="2"/>[367,1] = <text:s/>1</text:p>
      <text:p text:style-name="Standard"><text:s text:c="2"/>[368,1] = <text:s/>2</text:p>
      <text:p text:style-name="Standard"><text:s text:c="2"/>[369,1] = <text:s/>2</text:p>
      <text:p text:style-name="Standard"><text:s text:c="2"/>[370,1] = <text:s/>1</text:p>
      <text:p text:style-name="Standard"><text:s text:c="2"/>[371,1] = <text:s/>2</text:p>
      <text:p text:style-name="Standard"><text:s text:c="2"/>[372,1] = <text:s/>3</text:p>
      <text:p text:style-name="Standard"><text:s text:c="2"/>[373,1] = <text:s/>1</text:p>
      <text:p text:style-name="Standard"><text:s text:c="2"/>[374,1] = <text:s/>2</text:p>
      <text:p text:style-name="Standard"><text:s text:c="2"/>[375,1] = <text:s/>3</text:p>
      <text:p text:style-name="Standard"><text:s text:c="2"/>[376,1] = <text:s/>1</text:p>
      <text:p text:style-name="Standard"><text:s text:c="2"/>[377,1] = <text:s/>2</text:p>
      <text:p text:style-name="Standard"><text:s text:c="2"/>[378,1] = <text:s/>2</text:p>
      <text:p text:style-name="Standard"><text:s text:c="2"/>[379,1] = <text:s/>1</text:p>
      <text:p text:style-name="Standard"><text:s text:c="2"/>[380,1] = <text:s/>2</text:p>
      <text:p text:style-name="Standard"><text:s text:c="2"/>[381,1] = <text:s/>2</text:p>
      <text:p text:style-name="Standard"><text:s text:c="2"/>[382,1] = <text:s/>1</text:p>
      <text:p text:style-name="Standard"><text:s text:c="2"/>[383,1] = <text:s/>2</text:p>
      <text:p text:style-name="Standard"><text:s text:c="2"/>[384,1] = <text:s/>2</text:p>
      <text:p text:style-name="Standard"><text:s text:c="2"/>[385,1] = <text:s/>1</text:p>
      <text:p text:style-name="Standard"><text:s text:c="2"/>[386,1] = <text:s/>2</text:p>
      <text:p text:style-name="Standard"><text:s text:c="2"/>[387,1] = <text:s/>3</text:p>
      <text:p text:style-name="Standard"><text:s text:c="2"/>[388,1] = <text:s/>1</text:p>
      <text:p text:style-name="Standard"><text:s text:c="2"/>[389,1] = <text:s/>2</text:p>
      <text:p text:style-name="Standard"><text:s text:c="2"/>[390,1] = <text:s/>3</text:p>
      <text:p text:style-name="Standard"><text:s text:c="2"/>[391,1] = <text:s/>1</text:p>
      <text:p text:style-name="Standard"><text:s text:c="2"/>[392,1] = <text:s/>2</text:p>
      <text:p text:style-name="Standard"><text:s text:c="2"/>[393,1] = <text:s/>3</text:p>
      <text:p text:style-name="Standard"><text:s text:c="2"/>[394,1] = <text:s/>1</text:p>
      <text:p text:style-name="Standard"><text:s text:c="2"/>[395,1] = <text:s/>2</text:p>
      <text:p text:style-name="Standard"><text:s text:c="2"/>[396,1] = <text:s/>3</text:p>
      <text:p text:style-name="Standard"><text:soft-page-break/><text:s text:c="2"/>[397,1] = <text:s/>1</text:p>
      <text:p text:style-name="Standard"><text:s text:c="2"/>[398,1] = <text:s/>2</text:p>
      <text:p text:style-name="Standard"><text:s text:c="2"/>[399,1] = <text:s/>3</text:p>
      <text:p text:style-name="Standard"><text:s text:c="2"/>[400,1] = <text:s/>1</text:p>
      <text:p text:style-name="Standard"><text:s text:c="2"/>[401,1] = <text:s/>2</text:p>
      <text:p text:style-name="Standard"><text:s text:c="2"/>[402,1] = <text:s/>3</text:p>
      <text:p text:style-name="Standard"><text:s text:c="2"/>[403,1] = <text:s/>1</text:p>
      <text:p text:style-name="Standard"><text:s text:c="2"/>[404,1] = <text:s/>2</text:p>
      <text:p text:style-name="Standard"><text:s text:c="2"/>[405,1] = <text:s/>3</text:p>
      <text:p text:style-name="Standard"><text:s text:c="2"/>[406,1] = <text:s/>1</text:p>
      <text:p text:style-name="Standard"><text:s text:c="2"/>[407,1] = <text:s/>2</text:p>
      <text:p text:style-name="Standard"><text:s text:c="2"/>[408,1] = <text:s/>3</text:p>
      <text:p text:style-name="Standard"><text:s text:c="2"/>[409,1] = <text:s/>1</text:p>
      <text:p text:style-name="Standard"><text:s text:c="2"/>[410,1] = <text:s/>2</text:p>
      <text:p text:style-name="Standard"><text:s text:c="2"/>[411,1] = <text:s/>2</text:p>
      <text:p text:style-name="Standard"><text:s text:c="2"/>[412,1] = <text:s/>1</text:p>
      <text:p text:style-name="Standard"><text:s text:c="2"/>[413,1] = <text:s/>2</text:p>
      <text:p text:style-name="Standard"><text:s text:c="2"/>[414,1] = <text:s/>2</text:p>
      <text:p text:style-name="Standard"><text:s text:c="2"/>[415,1] = <text:s/>1</text:p>
      <text:p text:style-name="Standard"><text:s text:c="2"/>[416,1] = <text:s/>2</text:p>
      <text:p text:style-name="Standard"><text:s text:c="2"/>[417,1] = <text:s/>3</text:p>
      <text:p text:style-name="Standard"><text:s text:c="2"/>[418,1] = <text:s/>1</text:p>
      <text:p text:style-name="Standard"><text:s text:c="2"/>[419,1] = <text:s/>2</text:p>
      <text:p text:style-name="Standard"><text:s text:c="2"/>[420,1] = <text:s/>3</text:p>
      <text:p text:style-name="Standard"><text:s text:c="2"/>[421,1] = <text:s/>1</text:p>
      <text:p text:style-name="Standard"><text:s text:c="2"/>[422,1] = <text:s/>2</text:p>
      <text:p text:style-name="Standard"><text:s text:c="2"/>[423,1] = <text:s/>3</text:p>
      <text:p text:style-name="Standard"><text:s text:c="2"/>[424,1] = <text:s/>1</text:p>
      <text:p text:style-name="Standard"><text:s text:c="2"/>[425,1] = <text:s/>2</text:p>
      <text:p text:style-name="Standard"><text:s text:c="2"/>[426,1] = <text:s/>3</text:p>
      <text:p text:style-name="Standard"><text:s text:c="2"/>[427,1] = <text:s/>1</text:p>
      <text:p text:style-name="Standard"><text:s text:c="2"/>[428,1] = <text:s/>2</text:p>
      <text:p text:style-name="Standard"><text:s text:c="2"/>[429,1] = <text:s/>3</text:p>
      <text:p text:style-name="Standard"><text:s text:c="2"/>[430,1] = <text:s/>1</text:p>
      <text:p text:style-name="Standard"><text:s text:c="2"/>[431,1] = <text:s/>2</text:p>
      <text:p text:style-name="Standard"><text:s text:c="2"/>[432,1] = <text:s/>3</text:p>
      <text:p text:style-name="Standard"><text:s text:c="2"/>[433,1] = <text:s/>1</text:p>
      <text:p text:style-name="Standard"><text:s text:c="2"/>[434,1] = <text:s/>2</text:p>
      <text:p text:style-name="Standard"><text:s text:c="2"/>[435,1] = <text:s/>3</text:p>
      <text:p text:style-name="Standard"><text:s text:c="2"/>[436,1] = <text:s/>1</text:p>
      <text:p text:style-name="Standard"><text:s text:c="2"/>[437,1] = <text:s/>2</text:p>
      <text:p text:style-name="Standard"><text:s text:c="2"/>[438,1] = <text:s/>2</text:p>
      <text:p text:style-name="Standard"><text:s text:c="2"/>[439,1] = <text:s/>1</text:p>
      <text:p text:style-name="Standard"><text:s text:c="2"/>[440,1] = <text:s/>2</text:p>
      <text:p text:style-name="Standard"><text:s text:c="2"/>[441,1] = <text:s/>3</text:p>
      <text:p text:style-name="Standard"><text:s text:c="2"/>[442,1] = <text:s/>1</text:p>
      <text:p text:style-name="Standard"><text:s text:c="2"/>[443,1] = <text:s/>2</text:p>
      <text:p text:style-name="Standard"><text:s text:c="2"/>[444,1] = <text:s/>2</text:p>
      <text:p text:style-name="Standard"><text:s text:c="2"/>[445,1] = <text:s/>1</text:p>
      <text:p text:style-name="Standard"><text:s text:c="2"/>[446,1] = <text:s/>2</text:p>
      <text:p text:style-name="Standard"><text:s text:c="2"/>[447,1] = <text:s/>3</text:p>
      <text:p text:style-name="Standard"><text:s text:c="2"/>[448,1] = <text:s/>1</text:p>
      <text:p text:style-name="Standard"><text:soft-page-break/><text:s text:c="2"/>[449,1] = <text:s/>2</text:p>
      <text:p text:style-name="Standard"><text:s text:c="2"/>[450,1] = <text:s/>3</text:p>
      <text:p text:style-name="Standard"><text:s text:c="2"/>[451,1] = <text:s/>1</text:p>
      <text:p text:style-name="Standard"><text:s text:c="2"/>[452,1] = <text:s/>2</text:p>
      <text:p text:style-name="Standard"><text:s text:c="2"/>[453,1] = <text:s/>2</text:p>
      <text:p text:style-name="Standard"><text:s text:c="2"/>[454,1] = <text:s/>1</text:p>
      <text:p text:style-name="Standard"><text:s text:c="2"/>[455,1] = <text:s/>2</text:p>
      <text:p text:style-name="Standard"><text:s text:c="2"/>[456,1] = <text:s/>3</text:p>
      <text:p text:style-name="Standard"><text:s text:c="2"/>[457,1] = <text:s/>1</text:p>
      <text:p text:style-name="Standard"><text:s text:c="2"/>[458,1] = <text:s/>2</text:p>
      <text:p text:style-name="Standard"><text:s text:c="2"/>[459,1] = <text:s/>3</text:p>
      <text:p text:style-name="Standard"><text:s text:c="2"/>[460,1] = <text:s/>1</text:p>
      <text:p text:style-name="Standard"><text:s text:c="2"/>[461,1] = <text:s/>2</text:p>
      <text:p text:style-name="Standard"><text:s text:c="2"/>[462,1] = <text:s/>3</text:p>
      <text:p text:style-name="Standard"><text:s text:c="2"/>[463,1] = <text:s/>1</text:p>
      <text:p text:style-name="Standard"><text:s text:c="2"/>[464,1] = <text:s/>2</text:p>
      <text:p text:style-name="Standard"><text:s text:c="2"/>[465,1] = <text:s/>3</text:p>
      <text:p text:style-name="Standard"><text:s text:c="2"/>[466,1] = <text:s/>1</text:p>
      <text:p text:style-name="Standard"><text:s text:c="2"/>[467,1] = <text:s/>2</text:p>
      <text:p text:style-name="Standard"><text:s text:c="2"/>[468,1] = <text:s/>3</text:p>
      <text:p text:style-name="Standard"><text:s text:c="2"/>[469,1] = <text:s/>1</text:p>
      <text:p text:style-name="Standard"><text:s text:c="2"/>[470,1] = <text:s/>2</text:p>
      <text:p text:style-name="Standard"><text:s text:c="2"/>[471,1] = <text:s/>3</text:p>
      <text:p text:style-name="Standard"><text:s text:c="2"/>[472,1] = <text:s/>1</text:p>
      <text:p text:style-name="Standard"><text:s text:c="2"/>[473,1] = <text:s/>2</text:p>
      <text:p text:style-name="Standard"><text:s text:c="2"/>[474,1] = <text:s/>3</text:p>
      <text:p text:style-name="Standard"><text:s text:c="2"/>[475,1] = <text:s/>1</text:p>
      <text:p text:style-name="Standard"><text:s text:c="2"/>[476,1] = <text:s/>2</text:p>
      <text:p text:style-name="Standard"><text:s text:c="2"/>[477,1] = <text:s/>3</text:p>
      <text:p text:style-name="Standard"><text:s text:c="2"/>[478,1] = <text:s/>1</text:p>
      <text:p text:style-name="Standard"><text:s text:c="2"/>[479,1] = <text:s/>2</text:p>
      <text:p text:style-name="Standard"><text:s text:c="2"/>[480,1] = <text:s/>2</text:p>
      <text:p text:style-name="Standard"><text:s text:c="2"/>[481,1] = <text:s/>1</text:p>
      <text:p text:style-name="Standard"><text:s text:c="2"/>[482,1] = <text:s/>2</text:p>
      <text:p text:style-name="Standard"><text:s text:c="2"/>[483,1] = <text:s/>2</text:p>
      <text:p text:style-name="Standard"><text:s text:c="2"/>[484,1] = <text:s/>1</text:p>
      <text:p text:style-name="Standard"><text:s text:c="2"/>[485,1] = <text:s/>2</text:p>
      <text:p text:style-name="Standard"><text:s text:c="2"/>[486,1] = <text:s/>3</text:p>
      <text:p text:style-name="Standard"><text:s text:c="2"/>[487,1] = <text:s/>1</text:p>
      <text:p text:style-name="Standard"><text:s text:c="2"/>[488,1] = <text:s/>2</text:p>
      <text:p text:style-name="Standard"><text:s text:c="2"/>[489,1] = <text:s/>2</text:p>
      <text:p text:style-name="Standard"><text:s text:c="2"/>[490,1] = <text:s/>1</text:p>
      <text:p text:style-name="Standard"><text:s text:c="2"/>[491,1] = <text:s/>2</text:p>
      <text:p text:style-name="Standard"><text:s text:c="2"/>[492,1] = <text:s/>3</text:p>
      <text:p text:style-name="Standard"><text:s text:c="2"/>[493,1] = <text:s/>1</text:p>
      <text:p text:style-name="Standard"><text:s text:c="2"/>[494,1] = <text:s/>2</text:p>
      <text:p text:style-name="Standard"><text:s text:c="2"/>[495,1] = <text:s/>2</text:p>
      <text:p text:style-name="Standard"><text:s text:c="2"/>[496,1] = <text:s/>1</text:p>
      <text:p text:style-name="Standard"><text:s text:c="2"/>[497,1] = <text:s/>2</text:p>
      <text:p text:style-name="Standard"><text:s text:c="2"/>[498,1] = <text:s/>3</text:p>
      <text:p text:style-name="Standard"><text:s text:c="2"/>[499,1] = <text:s/>1</text:p>
      <text:p text:style-name="Standard"><text:s text:c="2"/>[500,1] = <text:s/>2</text:p>
      <text:p text:style-name="Standard"><text:soft-page-break/><text:s text:c="2"/>[501,1] = <text:s/>3</text:p>
      <text:p text:style-name="Standard"><text:s text:c="2"/>[502,1] = <text:s/>1</text:p>
      <text:p text:style-name="Standard"><text:s text:c="2"/>[503,1] = <text:s/>2</text:p>
      <text:p text:style-name="Standard"><text:s text:c="2"/>[504,1] = <text:s/>3</text:p>
      <text:p text:style-name="Standard"><text:s text:c="2"/>[505,1] = <text:s/>1</text:p>
      <text:p text:style-name="Standard"><text:s text:c="2"/>[506,1] =</text:p>
      <text:p text:style-name="Standard"/>
      <text:p text:style-name="Standard"><text:s text:c="5"/>1 <text:s text:c="2"/>2</text:p>
      <text:p text:style-name="Standard"/>
      <text:p text:style-name="Standard"><text:s text:c="2"/>[507,1] = <text:s/>2</text:p>
      <text:p text:style-name="Standard"><text:s text:c="2"/>[508,1] = <text:s/>1</text:p>
      <text:p text:style-name="Standard"><text:s text:c="2"/>[509,1] = <text:s/>2</text:p>
      <text:p text:style-name="Standard"><text:s text:c="2"/>[510,1] = <text:s/>2</text:p>
      <text:p text:style-name="Standard"><text:s text:c="2"/>[511,1] = <text:s/>1</text:p>
      <text:p text:style-name="Standard"><text:s text:c="2"/>[512,1] = <text:s/>2</text:p>
      <text:p text:style-name="Standard"><text:s text:c="2"/>[513,1] = <text:s/>3</text:p>
      <text:p text:style-name="Standard"><text:s text:c="2"/>[514,1] = <text:s/>1</text:p>
      <text:p text:style-name="Standard"><text:s text:c="2"/>[515,1] = <text:s/>2</text:p>
      <text:p text:style-name="Standard"><text:s text:c="2"/>[516,1] = <text:s/>3</text:p>
      <text:p text:style-name="Standard"><text:s text:c="2"/>[517,1] = <text:s/>1</text:p>
      <text:p text:style-name="Standard"><text:s text:c="2"/>[518,1] = <text:s/>2</text:p>
      <text:p text:style-name="Standard"><text:s text:c="2"/>[519,1] = <text:s/>3</text:p>
      <text:p text:style-name="Standard"><text:s text:c="2"/>[520,1] = <text:s/>1</text:p>
      <text:p text:style-name="Standard"><text:s text:c="2"/>[521,1] = <text:s/>2</text:p>
      <text:p text:style-name="Standard"><text:s text:c="2"/>[522,1] = <text:s/>3</text:p>
      <text:p text:style-name="Standard"><text:s text:c="2"/>[523,1] = <text:s/>1</text:p>
      <text:p text:style-name="Standard"><text:s text:c="2"/>[524,1] = <text:s/>2</text:p>
      <text:p text:style-name="Standard"><text:s text:c="2"/>[525,1] = <text:s/>3</text:p>
      <text:p text:style-name="Standard"><text:s text:c="2"/>[526,1] = <text:s/>1</text:p>
      <text:p text:style-name="Standard"><text:s text:c="2"/>[527,1] = <text:s/>2</text:p>
      <text:p text:style-name="Standard"><text:s text:c="2"/>[528,1] = <text:s/>3</text:p>
      <text:p text:style-name="Standard"><text:s text:c="2"/>[529,1] = <text:s/>1</text:p>
      <text:p text:style-name="Standard"><text:s text:c="2"/>[530,1] = <text:s/>2</text:p>
      <text:p text:style-name="Standard"><text:s text:c="2"/>[531,1] = <text:s/>2</text:p>
      <text:p text:style-name="Standard"><text:s text:c="2"/>[532,1] = <text:s/>1</text:p>
      <text:p text:style-name="Standard"><text:s text:c="2"/>[533,1] = <text:s/>2</text:p>
      <text:p text:style-name="Standard"><text:s text:c="2"/>[534,1] = <text:s/>3</text:p>
      <text:p text:style-name="Standard"><text:s text:c="2"/>[535,1] = <text:s/>1</text:p>
      <text:p text:style-name="Standard"><text:s text:c="2"/>[536,1] = <text:s/>2</text:p>
      <text:p text:style-name="Standard"><text:s text:c="2"/>[537,1] = <text:s/>2</text:p>
      <text:p text:style-name="Standard"><text:s text:c="2"/>[538,1] = <text:s/>1</text:p>
      <text:p text:style-name="Standard"><text:s text:c="2"/>[539,1] = <text:s/>2</text:p>
      <text:p text:style-name="Standard"><text:s text:c="2"/>[540,1] = <text:s/>3</text:p>
      <text:p text:style-name="Standard"><text:s text:c="2"/>[541,1] = <text:s/>1</text:p>
      <text:p text:style-name="Standard"><text:s text:c="2"/>[542,1] = <text:s/>2</text:p>
      <text:p text:style-name="Standard"><text:s text:c="2"/>[543,1] = <text:s/>3</text:p>
      <text:p text:style-name="Standard"><text:s text:c="2"/>[544,1] = <text:s/>1</text:p>
      <text:p text:style-name="Standard"><text:s text:c="2"/>[545,1] = <text:s/>2</text:p>
      <text:p text:style-name="Standard"><text:s text:c="2"/>[546,1] = <text:s/>3</text:p>
      <text:p text:style-name="Standard"><text:s text:c="2"/>[547,1] = <text:s/>1</text:p>
      <text:p text:style-name="Standard"><text:s text:c="2"/>[548,1] = <text:s/>2</text:p>
      <text:p text:style-name="Standard"><text:s text:c="2"/>[549,1] = <text:s/>3</text:p>
      <text:p text:style-name="Standard"><text:soft-page-break/><text:s text:c="2"/>[550,1] = <text:s/>1</text:p>
      <text:p text:style-name="Standard"><text:s text:c="2"/>[551,1] = <text:s/>2</text:p>
      <text:p text:style-name="Standard"><text:s text:c="2"/>[552,1] = <text:s/>2</text:p>
      <text:p text:style-name="Standard"><text:s text:c="2"/>[553,1] = <text:s/>1</text:p>
      <text:p text:style-name="Standard"><text:s text:c="2"/>[554,1] = <text:s/>2</text:p>
      <text:p text:style-name="Standard"><text:s text:c="2"/>[555,1] = <text:s/>2</text:p>
      <text:p text:style-name="Standard"><text:s text:c="2"/>[556,1] = <text:s/>1</text:p>
      <text:p text:style-name="Standard"><text:s text:c="2"/>[557,1] = <text:s/>2</text:p>
      <text:p text:style-name="Standard"><text:s text:c="2"/>[558,1] = <text:s/>2</text:p>
      <text:p text:style-name="Standard"><text:s text:c="2"/>[559,1] = <text:s/>1</text:p>
      <text:p text:style-name="Standard"><text:s text:c="2"/>[560,1] = <text:s/>2</text:p>
      <text:p text:style-name="Standard"><text:s text:c="2"/>[561,1] = <text:s/>3</text:p>
      <text:p text:style-name="Standard"><text:s text:c="2"/>[562,1] = <text:s/>1</text:p>
      <text:p text:style-name="Standard"><text:s text:c="2"/>[563,1] = <text:s/>2</text:p>
      <text:p text:style-name="Standard"><text:s text:c="2"/>[564,1] = <text:s/>3</text:p>
      <text:p text:style-name="Standard"><text:s text:c="2"/>[565,1] = <text:s/>1</text:p>
      <text:p text:style-name="Standard"><text:s text:c="2"/>[566,1] = <text:s/>2</text:p>
      <text:p text:style-name="Standard"><text:s text:c="2"/>[567,1] = <text:s/>3</text:p>
      <text:p text:style-name="Standard"><text:s text:c="2"/>[568,1] = <text:s/>1</text:p>
      <text:p text:style-name="Standard"><text:s text:c="2"/>[569,1] = <text:s/>2</text:p>
      <text:p text:style-name="Standard"><text:s text:c="2"/>[570,1] = <text:s/>3</text:p>
      <text:p text:style-name="Standard"><text:s text:c="2"/>[571,1] = <text:s/>1</text:p>
      <text:p text:style-name="Standard"><text:s text:c="2"/>[572,1] = <text:s/>2</text:p>
      <text:p text:style-name="Standard"><text:s text:c="2"/>[573,1] = <text:s/>3</text:p>
      <text:p text:style-name="Standard"><text:s text:c="2"/>[574,1] = <text:s/>1</text:p>
      <text:p text:style-name="Standard"><text:s text:c="2"/>[575,1] = <text:s/>2</text:p>
      <text:p text:style-name="Standard"><text:s text:c="2"/>[576,1] = <text:s/>3</text:p>
      <text:p text:style-name="Standard"><text:s text:c="2"/>[577,1] = <text:s/>1</text:p>
      <text:p text:style-name="Standard"><text:s text:c="2"/>[578,1] = <text:s/>2</text:p>
      <text:p text:style-name="Standard"><text:s text:c="2"/>[579,1] = <text:s/>3</text:p>
      <text:p text:style-name="Standard"><text:s text:c="2"/>[580,1] = <text:s/>1</text:p>
      <text:p text:style-name="Standard"><text:s text:c="2"/>[581,1] = <text:s/>2</text:p>
      <text:p text:style-name="Standard"><text:s text:c="2"/>[582,1] = <text:s/>3</text:p>
      <text:p text:style-name="Standard"><text:s text:c="2"/>[583,1] = <text:s/>1</text:p>
      <text:p text:style-name="Standard"><text:s text:c="2"/>[584,1] = <text:s/>2</text:p>
      <text:p text:style-name="Standard"><text:s text:c="2"/>[585,1] = <text:s/>3</text:p>
      <text:p text:style-name="Standard"><text:s text:c="2"/>[586,1] = <text:s/>1</text:p>
      <text:p text:style-name="Standard"><text:s text:c="2"/>[587,1] = <text:s/>2</text:p>
      <text:p text:style-name="Standard"><text:s text:c="2"/>[588,1] = <text:s/>2</text:p>
      <text:p text:style-name="Standard"><text:s text:c="2"/>[589,1] = <text:s/>1</text:p>
      <text:p text:style-name="Standard"><text:s text:c="2"/>[590,1] = <text:s/>2</text:p>
      <text:p text:style-name="Standard"><text:s text:c="2"/>[591,1] = <text:s/>3</text:p>
      <text:p text:style-name="Standard"><text:s text:c="2"/>[592,1] = <text:s/>1</text:p>
      <text:p text:style-name="Standard"><text:s text:c="2"/>[593,1] = <text:s/>2</text:p>
      <text:p text:style-name="Standard"><text:s text:c="2"/>[594,1] = <text:s/>2</text:p>
      <text:p text:style-name="Standard"><text:s text:c="2"/>[595,1] = <text:s/>1</text:p>
      <text:p text:style-name="Standard"><text:s text:c="2"/>[596,1] = <text:s/>2</text:p>
      <text:p text:style-name="Standard"><text:s text:c="2"/>[597,1] = <text:s/>3</text:p>
      <text:p text:style-name="Standard"><text:s text:c="2"/>[598,1] = <text:s/>1</text:p>
      <text:p text:style-name="Standard"><text:s text:c="2"/>[599,1] = <text:s/>2</text:p>
      <text:p text:style-name="Standard"><text:s text:c="2"/>[600,1] = <text:s/>3</text:p>
      <text:p text:style-name="Standard"><text:s text:c="2"/>[601,1] = <text:s/>1</text:p>
      <text:p text:style-name="Standard"><text:soft-page-break/><text:s text:c="2"/>[602,1] = <text:s/>2</text:p>
      <text:p text:style-name="Standard"><text:s text:c="2"/>[603,1] = <text:s/>3</text:p>
      <text:p text:style-name="Standard"><text:s text:c="2"/>[604,1] = <text:s/>1</text:p>
      <text:p text:style-name="Standard"><text:s text:c="2"/>[605,1] = <text:s/>2</text:p>
      <text:p text:style-name="Standard"><text:s text:c="2"/>[606,1] = <text:s/>2</text:p>
      <text:p text:style-name="Standard"><text:s text:c="2"/>[607,1] = <text:s/>1</text:p>
      <text:p text:style-name="Standard"><text:s text:c="2"/>[608,1] = <text:s/>2</text:p>
      <text:p text:style-name="Standard"><text:s text:c="2"/>[609,1] = <text:s/>3</text:p>
      <text:p text:style-name="Standard"><text:s text:c="2"/>[610,1] = <text:s/>1</text:p>
      <text:p text:style-name="Standard"><text:s text:c="2"/>[611,1] = <text:s/>2</text:p>
      <text:p text:style-name="Standard"><text:s text:c="2"/>[612,1] = <text:s/>2</text:p>
      <text:p text:style-name="Standard"><text:s text:c="2"/>[613,1] = <text:s/>1</text:p>
      <text:p text:style-name="Standard"><text:s text:c="2"/>[614,1] = <text:s/>2</text:p>
      <text:p text:style-name="Standard"><text:s text:c="2"/>[615,1] = <text:s/>2</text:p>
      <text:p text:style-name="Standard"><text:s text:c="2"/>[616,1] = <text:s/>1</text:p>
      <text:p text:style-name="Standard"><text:s text:c="2"/>[617,1] = <text:s/>2</text:p>
      <text:p text:style-name="Standard"><text:s text:c="2"/>[618,1] = <text:s/>3</text:p>
      <text:p text:style-name="Standard"><text:s text:c="2"/>[619,1] = <text:s/>1</text:p>
      <text:p text:style-name="Standard"><text:s text:c="2"/>[620,1] = <text:s/>2</text:p>
      <text:p text:style-name="Standard"><text:s text:c="2"/>[621,1] = <text:s/>3</text:p>
      <text:p text:style-name="Standard"><text:s text:c="2"/>[622,1] = <text:s/>1</text:p>
      <text:p text:style-name="Standard"><text:s text:c="2"/>[623,1] = <text:s/>2</text:p>
      <text:p text:style-name="Standard"><text:s text:c="2"/>[624,1] = <text:s/>3</text:p>
      <text:p text:style-name="Standard"><text:s text:c="2"/>[625,1] = <text:s/>1</text:p>
      <text:p text:style-name="Standard"><text:s text:c="2"/>[626,1] = <text:s/>2</text:p>
      <text:p text:style-name="Standard"><text:s text:c="2"/>[627,1] = <text:s/>3</text:p>
      <text:p text:style-name="Standard"><text:s text:c="2"/>[628,1] = <text:s/>1</text:p>
      <text:p text:style-name="Standard"><text:s text:c="2"/>[629,1] = <text:s/>2</text:p>
      <text:p text:style-name="Standard"><text:s text:c="2"/>[630,1] = <text:s/>3</text:p>
      <text:p text:style-name="Standard"><text:s text:c="2"/>[631,1] = <text:s/>1</text:p>
      <text:p text:style-name="Standard"><text:s text:c="2"/>[632,1] = <text:s/>2</text:p>
      <text:p text:style-name="Standard"><text:s text:c="2"/>[633,1] = <text:s/>3</text:p>
      <text:p text:style-name="Standard"><text:s text:c="2"/>[634,1] = <text:s/>1</text:p>
      <text:p text:style-name="Standard"><text:s text:c="2"/>[635,1] = <text:s/>2</text:p>
      <text:p text:style-name="Standard"><text:s text:c="2"/>[636,1] = <text:s/>3</text:p>
      <text:p text:style-name="Standard"><text:s text:c="2"/>[637,1] = <text:s/>1</text:p>
      <text:p text:style-name="Standard"><text:s text:c="2"/>[638,1] = <text:s/>2</text:p>
      <text:p text:style-name="Standard"><text:s text:c="2"/>[639,1] = <text:s/>3</text:p>
      <text:p text:style-name="Standard"><text:s text:c="2"/>[640,1] = <text:s/>1</text:p>
      <text:p text:style-name="Standard"><text:s text:c="2"/>[641,1] = <text:s/>2</text:p>
      <text:p text:style-name="Standard"><text:s text:c="2"/>[642,1] = <text:s/>3</text:p>
      <text:p text:style-name="Standard"><text:s text:c="2"/>[643,1] = <text:s/>1</text:p>
      <text:p text:style-name="Standard"><text:s text:c="2"/>[644,1] = <text:s/>2</text:p>
      <text:p text:style-name="Standard"><text:s text:c="2"/>[645,1] = <text:s/>3</text:p>
      <text:p text:style-name="Standard"><text:s text:c="2"/>[646,1] = <text:s/>1</text:p>
      <text:p text:style-name="Standard"><text:s text:c="2"/>[647,1] = <text:s/>2</text:p>
      <text:p text:style-name="Standard"><text:s text:c="2"/>[648,1] = <text:s/>3</text:p>
      <text:p text:style-name="Standard"><text:s text:c="2"/>[649,1] = <text:s/>1</text:p>
      <text:p text:style-name="Standard"><text:s text:c="2"/>[650,1] = <text:s/>2</text:p>
      <text:p text:style-name="Standard"><text:s text:c="2"/>[651,1] = <text:s/>3</text:p>
      <text:p text:style-name="Standard"><text:s text:c="2"/>[652,1] = <text:s/>1</text:p>
      <text:p text:style-name="Standard"><text:s text:c="2"/>[653,1] = <text:s/>2</text:p>
      <text:p text:style-name="Standard"><text:soft-page-break/><text:s text:c="2"/>[654,1] = <text:s/>3</text:p>
      <text:p text:style-name="Standard"><text:s text:c="2"/>[655,1] = <text:s/>1</text:p>
      <text:p text:style-name="Standard"><text:s text:c="2"/>[656,1] = <text:s/>2</text:p>
      <text:p text:style-name="Standard"><text:s text:c="2"/>[657,1] = <text:s/>2</text:p>
      <text:p text:style-name="Standard"><text:s text:c="2"/>[658,1] = <text:s/>1</text:p>
      <text:p text:style-name="Standard"><text:s text:c="2"/>[659,1] = <text:s/>2</text:p>
      <text:p text:style-name="Standard"><text:s text:c="2"/>[660,1] = <text:s/>2</text:p>
      <text:p text:style-name="Standard"><text:s text:c="2"/>[661,1] = <text:s/>1</text:p>
      <text:p text:style-name="Standard"><text:s text:c="2"/>[662,1] = <text:s/>2</text:p>
      <text:p text:style-name="Standard"><text:s text:c="2"/>[663,1] = <text:s/>3</text:p>
      <text:p text:style-name="Standard"><text:s text:c="2"/>[664,1] = <text:s/>1</text:p>
      <text:p text:style-name="Standard"><text:s text:c="2"/>[665,1] = <text:s/>2</text:p>
      <text:p text:style-name="Standard"><text:s text:c="2"/>[666,1] = <text:s/>2</text:p>
      <text:p text:style-name="Standard"><text:s text:c="2"/>[667,1] = <text:s/>1</text:p>
      <text:p text:style-name="Standard"><text:s text:c="2"/>[668,1] = <text:s/>2</text:p>
      <text:p text:style-name="Standard"><text:s text:c="2"/>[669,1] = <text:s/>3</text:p>
      <text:p text:style-name="Standard"><text:s text:c="2"/>[670,1] = <text:s/>1</text:p>
      <text:p text:style-name="Standard"><text:s text:c="2"/>[671,1] = <text:s/>2</text:p>
      <text:p text:style-name="Standard"><text:s text:c="2"/>[672,1] = <text:s/>3</text:p>
      <text:p text:style-name="Standard"><text:s text:c="2"/>[673,1] = <text:s/>1</text:p>
      <text:p text:style-name="Standard"><text:s text:c="2"/>[674,1] = <text:s/>2</text:p>
      <text:p text:style-name="Standard"><text:s text:c="2"/>[675,1] = <text:s/>3</text:p>
      <text:p text:style-name="Standard"><text:s text:c="2"/>[676,1] = <text:s/>1</text:p>
      <text:p text:style-name="Standard"><text:s text:c="2"/>[677,1] = <text:s/>2</text:p>
      <text:p text:style-name="Standard"><text:s text:c="2"/>[678,1] = <text:s/>2</text:p>
      <text:p text:style-name="Standard"><text:s text:c="2"/>[679,1] = <text:s/>1</text:p>
      <text:p text:style-name="Standard"><text:s text:c="2"/>[680,1] = <text:s/>2</text:p>
      <text:p text:style-name="Standard"><text:s text:c="2"/>[681,1] = <text:s/>2</text:p>
      <text:p text:style-name="Standard"><text:s text:c="2"/>[682,1] = <text:s/>1</text:p>
      <text:p text:style-name="Standard"><text:s text:c="2"/>[683,1] = <text:s/>2</text:p>
      <text:p text:style-name="Standard"><text:s text:c="2"/>[684,1] = <text:s/>3</text:p>
      <text:p text:style-name="Standard"><text:s text:c="2"/>[685,1] = <text:s/>1</text:p>
      <text:p text:style-name="Standard"><text:s text:c="2"/>[686,1] = <text:s/>2</text:p>
      <text:p text:style-name="Standard"><text:s text:c="2"/>[687,1] = <text:s/>3</text:p>
      <text:p text:style-name="Standard"><text:s text:c="2"/>[688,1] = <text:s/>1</text:p>
      <text:p text:style-name="Standard"><text:s text:c="2"/>[689,1] = <text:s/>2</text:p>
      <text:p text:style-name="Standard"><text:s text:c="2"/>[690,1] = <text:s/>2</text:p>
      <text:p text:style-name="Standard"><text:s text:c="2"/>[691,1] = <text:s/>1</text:p>
      <text:p text:style-name="Standard"><text:s text:c="2"/>[692,1] = <text:s/>2</text:p>
      <text:p text:style-name="Standard"><text:s text:c="2"/>[693,1] = <text:s/>2</text:p>
      <text:p text:style-name="Standard"><text:s text:c="2"/>[694,1] = <text:s/>1</text:p>
      <text:p text:style-name="Standard"><text:s text:c="2"/>[695,1] = <text:s/>2</text:p>
      <text:p text:style-name="Standard"><text:s text:c="2"/>[696,1] = <text:s/>3</text:p>
      <text:p text:style-name="Standard"><text:s text:c="2"/>[697,1] = <text:s/>1</text:p>
      <text:p text:style-name="Standard"><text:s text:c="2"/>[698,1] = <text:s/>2</text:p>
      <text:p text:style-name="Standard"><text:s text:c="2"/>[699,1] = <text:s/>3</text:p>
      <text:p text:style-name="Standard"><text:s text:c="2"/>[700,1] = <text:s/>1</text:p>
      <text:p text:style-name="Standard"><text:s text:c="2"/>[701,1] = <text:s/>2</text:p>
      <text:p text:style-name="Standard"><text:s text:c="2"/>[702,1] = <text:s/>2</text:p>
      <text:p text:style-name="Standard"><text:s text:c="2"/>[703,1] = <text:s/>1</text:p>
      <text:p text:style-name="Standard"><text:s text:c="2"/>[704,1] = <text:s/>2</text:p>
      <text:p text:style-name="Standard"><text:s text:c="2"/>[705,1] = <text:s/>3</text:p>
      <text:p text:style-name="Standard"><text:soft-page-break/><text:s text:c="2"/>[706,1] = <text:s/>1</text:p>
      <text:p text:style-name="Standard"><text:s text:c="2"/>[707,1] = <text:s/>2</text:p>
      <text:p text:style-name="Standard"><text:s text:c="2"/>[708,1] = <text:s/>3</text:p>
      <text:p text:style-name="Standard"><text:s text:c="2"/>[709,1] = <text:s/>1</text:p>
      <text:p text:style-name="Standard"><text:s text:c="2"/>[710,1] = <text:s/>2</text:p>
      <text:p text:style-name="Standard"><text:s text:c="2"/>[711,1] = <text:s/>3</text:p>
      <text:p text:style-name="Standard"><text:s text:c="2"/>[712,1] = <text:s/>1</text:p>
      <text:p text:style-name="Standard"><text:s text:c="2"/>[713,1] = <text:s/>2</text:p>
      <text:p text:style-name="Standard"><text:s text:c="2"/>[714,1] = <text:s/>2</text:p>
      <text:p text:style-name="Standard"><text:s text:c="2"/>[715,1] = <text:s/>1</text:p>
      <text:p text:style-name="Standard"><text:s text:c="2"/>[716,1] = <text:s/>2</text:p>
      <text:p text:style-name="Standard"><text:s text:c="2"/>[717,1] = <text:s/>3</text:p>
      <text:p text:style-name="Standard"><text:s text:c="2"/>[718,1] = <text:s/>1</text:p>
      <text:p text:style-name="Standard"><text:s text:c="2"/>[719,1] = <text:s/>2</text:p>
      <text:p text:style-name="Standard"><text:s text:c="2"/>[720,1] = <text:s/>2</text:p>
      <text:p text:style-name="Standard"><text:s text:c="2"/>[721,1] = <text:s/>1</text:p>
      <text:p text:style-name="Standard"><text:s text:c="2"/>[722,1] = <text:s/>2</text:p>
      <text:p text:style-name="Standard"><text:s text:c="2"/>[723,1] = <text:s/>2</text:p>
      <text:p text:style-name="Standard"><text:s text:c="2"/>[724,1] = <text:s/>1</text:p>
      <text:p text:style-name="Standard"><text:s text:c="2"/>[725,1] = <text:s/>2</text:p>
      <text:p text:style-name="Standard"><text:s text:c="2"/>[726,1] = <text:s/>3</text:p>
      <text:p text:style-name="Standard"><text:s text:c="2"/>[727,1] = <text:s/>1</text:p>
      <text:p text:style-name="Standard"><text:s text:c="2"/>[728,1] = <text:s/>2</text:p>
      <text:p text:style-name="Standard"><text:s text:c="2"/>[729,1] = <text:s/>3</text:p>
      <text:p text:style-name="Standard"><text:s text:c="2"/>[730,1] = <text:s/>1</text:p>
      <text:p text:style-name="Standard"><text:s text:c="2"/>[731,1] = <text:s/>2</text:p>
      <text:p text:style-name="Standard"><text:s text:c="2"/>[732,1] = <text:s/>3</text:p>
      <text:p text:style-name="Standard"><text:s text:c="2"/>[733,1] = <text:s/>1</text:p>
      <text:p text:style-name="Standard"><text:s text:c="2"/>[734,1] = <text:s/>2</text:p>
      <text:p text:style-name="Standard"><text:s text:c="2"/>[735,1] = <text:s/>3</text:p>
      <text:p text:style-name="Standard"><text:s text:c="2"/>[736,1] = <text:s/>1</text:p>
      <text:p text:style-name="Standard"><text:s text:c="2"/>[737,1] = <text:s/>2</text:p>
      <text:p text:style-name="Standard"><text:s text:c="2"/>[738,1] = <text:s/>3</text:p>
      <text:p text:style-name="Standard"><text:s text:c="2"/>[739,1] = <text:s/>1</text:p>
      <text:p text:style-name="Standard"><text:s text:c="2"/>[740,1] = <text:s/>2</text:p>
      <text:p text:style-name="Standard"><text:s text:c="2"/>[741,1] = <text:s/>3</text:p>
      <text:p text:style-name="Standard"><text:s text:c="2"/>[742,1] = <text:s/>1</text:p>
      <text:p text:style-name="Standard"><text:s text:c="2"/>[743,1] = <text:s/>2</text:p>
      <text:p text:style-name="Standard"><text:s text:c="2"/>[744,1] =</text:p>
      <text:p text:style-name="Standard"/>
      <text:p text:style-name="Standard"><text:s text:c="5"/>1 <text:s text:c="2"/>3</text:p>
      <text:p text:style-name="Standard"/>
      <text:p text:style-name="Standard"><text:s text:c="2"/>[745,1] = <text:s/>1</text:p>
      <text:p text:style-name="Standard"><text:s text:c="2"/>[746,1] = <text:s/>2</text:p>
      <text:p text:style-name="Standard"><text:s text:c="2"/>[747,1] = <text:s/>2</text:p>
      <text:p text:style-name="Standard"><text:s text:c="2"/>[748,1] = <text:s/>1</text:p>
      <text:p text:style-name="Standard"><text:s text:c="2"/>[749,1] = <text:s/>2</text:p>
      <text:p text:style-name="Standard"><text:s text:c="2"/>[750,1] = <text:s/>3</text:p>
      <text:p text:style-name="Standard">}</text:p>
      <text:p text:style-name="Standard"/>
      <text:p text:style-name="Standard"/>
      <text:p text:style-name="Standard"># Created by Octave 4.2.2, Thu Dec 03 20:12:35 2020 -03 &lt;root@patricia-P5K-SE&gt;</text:p>
      <text:p text:style-name="Standard"><text:soft-page-break/># name: SUBJECT</text:p>
      <text:p text:style-name="Standard"># type: sq_string</text:p>
      <text:p text:style-name="Standard"># elements: 1</text:p>
      <text:p text:style-name="Standard"># length: 3</text:p>
      <text:p text:style-name="Standard">006</text:p>
      <text:p text:style-name="Standard"/>
      <text:p text:style-name="Standard"/>
      <text:p text:style-name="Standard"># name: age</text:p>
      <text:p text:style-name="Standard"># type: sq_string</text:p>
      <text:p text:style-name="Standard"># elements: 1</text:p>
      <text:p text:style-name="Standard"># length: 2</text:p>
      <text:p text:style-name="Standard">22</text:p>
      <text:p text:style-name="Standard"/>
      <text:p text:style-name="Standard"/>
      <text:p text:style-name="Standard"># name: vet</text:p>
      <text:p text:style-name="Standard"># type: matrix</text:p>
      <text:p text:style-name="Standard"># rows: 1</text:p>
      <text:p text:style-name="Standard"># columns: 6</text:p>
      <text:p text:style-name="Standard"><text:s/>1 1 2 2 3 3</text:p>
      <text:p text:style-name="Standard"/>
      <text:p text:style-name="Standard"/>
      <text:p text:style-name="Standard"># name: rvet</text:p>
      <text:p text:style-name="Standard"># type: matrix</text:p>
      <text:p text:style-name="Standard"># rows: 1</text:p>
      <text:p text:style-name="Standard"># columns: 6</text:p>
      <text:p text:style-name="Standard"><text:s/>6 1 3 5 2 4</text:p>
      <text:p text:style-name="Standard"/>
      <text:p text:style-name="Standard"/>
      <text:p text:style-name="Standard"># name: response</text:p>
      <text:p text:style-name="Standard"># type: cell</text:p>
      <text:p text:style-name="Standard"># rows: 6</text:p>
      <text:p text:style-name="Standard"># columns: 1</text:p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/>
      <text:p text:style-name="Standard"/>
      <text:p text:style-name="Standard"/>
      <text:p text:style-name="Standard"># name: rt1</text:p>
      <text:p text:style-name="Standard"># type: matrix</text:p>
      <text:p text:style-name="Standard"># rows: 6</text:p>
      <text:p text:style-name="Standard"># columns: 1</text:p>
      <text:p text:style-name="Standard"><text:s/>0.4575748443603516</text:p>
      <text:p text:style-name="Standard"><text:s/>0.2934999465942383</text:p>
      <text:p text:style-name="Standard"><text:s/>0.1760969161987305</text:p>
      <text:p text:style-name="Standard"><text:s/>0.4504630565643311</text:p>
      <text:p text:style-name="Standard"><text:s/>0.1594491004943848</text:p>
      <text:p text:style-name="Standard"><text:s/>0.03075790405273438</text:p>
      <text:p text:style-name="Standard"/>
      <text:p text:style-name="Standard"/>
      <text:p text:style-name="Standard"># name: antecipatedresponse</text:p>
      <text:p text:style-name="Standard"># type: matrix</text:p>
      <text:p text:style-name="Standard"># rows: 0</text:p>
      <text:p text:style-name="Standard"># columns: 0</text:p>
      <text:p text:style-name="Standard"/>
      <text:p text:style-name="Standard"/>
      <text:p text:style-name="Standard"># name: avg</text:p>
      <text:p text:style-name="Standard"># type: scalar</text:p>
      <text:p text:style-name="Standard">0.2613069613774617</text:p>
      <text:p text:style-name="Standard"/>
      <text:p text:style-name="Standard"/>
      <text:p text:style-name="Standard"># name: seq</text:p>
      <text:p text:style-name="Standard"># type: matrix</text:p>
      <text:p text:style-name="Standard"># rows: 1</text:p>
      <text:p text:style-name="Standard"># columns: 750</text:p>
      <text:p text:style-name="Standard"><text:s/>1 2 2 1 2 3 1 2 3 1 2 3 1 2 3 1 2 2 1 2 2 1 2 3 1 2 3 1 2 3 1 2 2 1 2 2 1 2 3 1 2 3 1 2 3 1 2 3 1 2 2 1 2 3 1 2 3 1 2 2 1 2 2 1 2 3 1 2 3 1 2 3 1 2 3 1 2 3 1 2 2 1 2 3 1 2 3 1 2 2 1 2 3 1 2 3 1 2 3 1 2 3 1 2 2 1 2 3 1 2 3 1 2 3 1 2 3 1 2 2 1 2 3 1 2 3 1 2 3 1 2 3 1 2 3 1 2 2 1 2 2 1 2 2 1 2 3 1 2 2 1 2 3 1 2 3 1 2 3 1 2 3 1 2 3 1 2 3 1 2 3 1 2 3 1 2 3 1 2 3 1 2 3 1 2 3 1 2 3 1 2 3 1 2 3 1 2 3 1 2 3 1 2 2 1 2 2 1 2 3 1 2 3 1 2 3 1 2 3 1 2 3 1 2 3 1 2 3 1 2 3 1 2 2 1 2 3 1 2 3 1 2 3 1 2 3 1 2 3 1 2 2 1 2 3 1 2 3 1 2 3 1 2 3 1 2 3 1 2 3 1 2 3 1 2 2 1 2 2 1 2 3 1 2 2 1 2 3 1 2 3 1 2 3 1 2 3 1 2 3 1 2 2 1 2 2 1 2 3 1 2 3 1 2 3 1 2 3 1 2 3 1 2 3 1 2 3 1 2 3 1 2 3 1 2 2 1 2 2 1 2 3 1 2 3 1 2 2 1 2 3 1 2 3 1 2 3 1 2 3 1 2 3 1 2 3 1 2 2 1 2 3 1 2 3 1 2 2 1 2 2 1 2 2 1 2 3 1 2 3 1 2 3 1 2 3 1 2 3 1 2 3 1 2 3 1 2 3 1 2 2 1 2 2 1 2 3 1 2 3 1 2 3 1 2 3 1 2 3 1 2 3 1 2 3 1 2 2 1 2 3 1 2 2 1 2 3 1 2 3 1 2 2 1 2 3 1 2 3 1 2 3 1 2 3 1 2 3 1 2 3 1 2 3 1 2 3 1 2 2 1 2 2 1 2 3 1 2 2 1 2 3 1 2 2 1 2 3 1 2 3 1 2 3 1 2 2 1 2 2 1 2 3 1 2 3 1 2 3 1 2 3 1 2 3 1 2 3 1 2 2 1 2 3 1 2 2 1 2 3 1 2 3 1 2 3 1 2 3 1 2 2 1 2 2 1 2 2 1 2 3 1 2 3 1 2 3 1 2 3 1 2 3 1 2 3 1 2 3 1 2 3 1 2 3 1 2 2 1 2 3 1 2 2 1 2 3 1 2 3 1 2 3 1 2 2 1 2 3 1 2 2 1 2 2 1 2 3 1 2 3 1 2 3 1 2 3 1 2 3 1 2 3 1 2 3 <text:soft-page-break/>1 2 3 1 2 3 1 2 3 1 2 3 1 2 3 1 2 3 1 2 2 1 2 2 1 2 3 1 2 2 1 2 3 1 2 3 1 2 3 1 2 2 1 2 2 1 2 3 1 2 3 1 2 2 1 2 2 1 2 3 1 2 3 1 2 2 1 2 3 1 2 3 1 2 3 1 2 2 1 2 3 1 2 2 1 2 2 1 2 3 1 2 3 1 2 3 1 2 3 1 2 3 1 2 3 1 2 3 1 2 2 1 2 3</text:p>
      <text:p text:style-name="Standard"/>
      <text:p text:style-name="Standard"/>
      <text:p text:style-name="Standard"># name: responseTeste</text:p>
      <text:p text:style-name="Standard"># type: cell</text:p>
      <text:p text:style-name="Standard"># rows: 750</text:p>
      <text:p text:style-name="Standard"># columns: 1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2 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3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1 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3 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1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1 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0</text:p>
      <text:p text:style-name="Standard"># columns: 0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<text:soft-page-break/># type: matrix</text:p>
      <text:p text:style-name="Standard"># rows: 1</text:p>
      <text:p text:style-name="Standard"># columns: 2</text:p>
      <text:p text:style-name="Standard"><text:s/>1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1 3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/>
      <text:p text:style-name="Standard"/>
      <text:p text:style-name="Standard"/>
      <text:p text:style-name="Standard"># name: rt2</text:p>
      <text:p text:style-name="Standard"># type: matrix</text:p>
      <text:p text:style-name="Standard"># rows: 750</text:p>
      <text:p text:style-name="Standard"># columns: 1</text:p>
      <text:p text:style-name="Standard"><text:s/>0.3835310935974121</text:p>
      <text:p text:style-name="Standard"><text:s/>0.1427240371704102</text:p>
      <text:p text:style-name="Standard"><text:s/>0.271543025970459</text:p>
      <text:p text:style-name="Standard"><text:s/>0.2101750373840332</text:p>
      <text:p text:style-name="Standard"><text:s/>0.01034903526306152</text:p>
      <text:p text:style-name="Standard"><text:s/>0.2328300476074219</text:p>
      <text:p text:style-name="Standard"><text:s/>0.0363609790802002</text:p>
      <text:p text:style-name="Standard"><text:s/>1.507465124130249</text:p>
      <text:p text:style-name="Standard"><text:s/>0.5121340751647949</text:p>
      <text:p text:style-name="Standard"><text:s/>0.2044248580932617</text:p>
      <text:p text:style-name="Standard"><text:s/>0.01955699920654297</text:p>
      <text:p text:style-name="Standard"><text:s/>0.008597850799560547</text:p>
      <text:p text:style-name="Standard"><text:s/>0.08783984184265137</text:p>
      <text:p text:style-name="Standard"><text:soft-page-break/><text:s/>1.191229820251465</text:p>
      <text:p text:style-name="Standard"><text:s/>0.1492509841918945</text:p>
      <text:p text:style-name="Standard"><text:s/>0.02649307250976562</text:p>
      <text:p text:style-name="Standard"><text:s/>1.09508490562439</text:p>
      <text:p text:style-name="Standard"><text:s/>0.428455114364624</text:p>
      <text:p text:style-name="Standard"><text:s/>0.2605869770050049</text:p>
      <text:p text:style-name="Standard"><text:s/>0.2605381011962891</text:p>
      <text:p text:style-name="Standard"><text:s/>0.1773221492767334</text:p>
      <text:p text:style-name="Standard"><text:s/>0.1205132007598877</text:p>
      <text:p text:style-name="Standard"><text:s/>0.06049799919128418</text:p>
      <text:p text:style-name="Standard"><text:s/>0.03646492958068848</text:p>
      <text:p text:style-name="Standard"><text:s/>1.347249031066895</text:p>
      <text:p text:style-name="Standard"><text:s/>0.2213699817657471</text:p>
      <text:p text:style-name="Standard"><text:s/>1.151283025741577</text:p>
      <text:p text:style-name="Standard"><text:s/>0.08834195137023926</text:p>
      <text:p text:style-name="Standard"><text:s/>0.05336785316467285</text:p>
      <text:p text:style-name="Standard"><text:s/>0.07683706283569336</text:p>
      <text:p text:style-name="Standard"><text:s/>0.03454995155334473</text:p>
      <text:p text:style-name="Standard"><text:s/>1.10735297203064</text:p>
      <text:p text:style-name="Standard"><text:s/>0.2610499858856201</text:p>
      <text:p text:style-name="Standard"><text:s/>0.1262071132659912</text:p>
      <text:p text:style-name="Standard"><text:s/>0.04766988754272461</text:p>
      <text:p text:style-name="Standard"><text:s/>0.1712181568145752</text:p>
      <text:p text:style-name="Standard"><text:s/>0.1936559677124023</text:p>
      <text:p text:style-name="Standard"><text:s/>1.078550100326538</text:p>
      <text:p text:style-name="Standard"><text:s/>0.1538610458374023</text:p>
      <text:p text:style-name="Standard"><text:s/>0.1427679061889648</text:p>
      <text:p text:style-name="Standard"><text:s/>0.02526402473449707</text:p>
      <text:p text:style-name="Standard"><text:s/>0.09320306777954102</text:p>
      <text:p text:style-name="Standard"><text:s/>0.9557030200958252</text:p>
      <text:p text:style-name="Standard"><text:s/>0.05883908271789551</text:p>
      <text:p text:style-name="Standard"><text:s/>0.07028317451477051</text:p>
      <text:p text:style-name="Standard"><text:s/>0.04313921928405762</text:p>
      <text:p text:style-name="Standard"><text:s/>1.056048154830933</text:p>
      <text:p text:style-name="Standard"><text:s/>0.3501381874084473</text:p>
      <text:p text:style-name="Standard"><text:s/>0.1541290283203125</text:p>
      <text:p text:style-name="Standard"><text:s/>0.1091489791870117</text:p>
      <text:p text:style-name="Standard"><text:s/>0.165330171585083</text:p>
      <text:p text:style-name="Standard"><text:s/>0.05871987342834473</text:p>
      <text:p text:style-name="Standard"><text:s/>1.084759950637817</text:p>
      <text:p text:style-name="Standard"><text:s/>0.2547869682312012</text:p>
      <text:p text:style-name="Standard"><text:s/>0.06599998474121094</text:p>
      <text:p text:style-name="Standard"><text:s/>1.022627830505371</text:p>
      <text:p text:style-name="Standard"><text:s/>0.1595528125762939</text:p>
      <text:p text:style-name="Standard"><text:s/>0.01963305473327637</text:p>
      <text:p text:style-name="Standard"><text:s/>0.01981997489929199</text:p>
      <text:p text:style-name="Standard"><text:s/>0.1819939613342285</text:p>
      <text:p text:style-name="Standard"><text:s/>0.01964306831359863</text:p>
      <text:p text:style-name="Standard"><text:s/>0.009921789169311523</text:p>
      <text:p text:style-name="Standard"><text:s/>0.0867462158203125</text:p>
      <text:p text:style-name="Standard"><text:s/>1.375653028488159</text:p>
      <text:p text:style-name="Standard"><text:s/>0.03633689880371094</text:p>
      <text:p text:style-name="Standard"><text:soft-page-break/><text:s/>0.1329391002655029</text:p>
      <text:p text:style-name="Standard"><text:s/>0.07679486274719238</text:p>
      <text:p text:style-name="Standard"><text:s/>1.066255807876587</text:p>
      <text:p text:style-name="Standard"><text:s/>0.3443701267242432</text:p>
      <text:p text:style-name="Standard"><text:s/>0.03218197822570801</text:p>
      <text:p text:style-name="Standard"><text:s/>1.050085067749023</text:p>
      <text:p text:style-name="Standard"><text:s/>0.1596798896789551</text:p>
      <text:p text:style-name="Standard"><text:s/>0.1042289733886719</text:p>
      <text:p text:style-name="Standard"><text:s/>0.1092770099639893</text:p>
      <text:p text:style-name="Standard"><text:s/>0.1091711521148682</text:p>
      <text:p text:style-name="Standard"><text:s/>0.01937985420227051</text:p>
      <text:p text:style-name="Standard"><text:s/>0.91786789894104</text:p>
      <text:p text:style-name="Standard"><text:s/>0.1202681064605713</text:p>
      <text:p text:style-name="Standard"><text:s/>0.008372068405151367</text:p>
      <text:p text:style-name="Standard"><text:s/>0.04204607009887695</text:p>
      <text:p text:style-name="Standard"><text:s/>0.03692507743835449</text:p>
      <text:p text:style-name="Standard"><text:s/>0.04775190353393555</text:p>
      <text:p text:style-name="Standard"><text:s/>0.9879999160766602</text:p>
      <text:p text:style-name="Standard"><text:s/>0.1554100513458252</text:p>
      <text:p text:style-name="Standard"><text:s/>0.07552695274353027</text:p>
      <text:p text:style-name="Standard"><text:s/>0.09864497184753418</text:p>
      <text:p text:style-name="Standard"><text:s/>0.1485278606414795</text:p>
      <text:p text:style-name="Standard"><text:s/>1.073251008987427</text:p>
      <text:p text:style-name="Standard"><text:s/>0.03742098808288574</text:p>
      <text:p text:style-name="Standard"><text:s/>0.1098349094390869</text:p>
      <text:p text:style-name="Standard"><text:s/>0.02011990547180176</text:p>
      <text:p text:style-name="Standard"><text:s/>0.0425269603729248</text:p>
      <text:p text:style-name="Standard"><text:s/>0.1594669818878174</text:p>
      <text:p text:style-name="Standard"><text:s/>0.9232652187347412</text:p>
      <text:p text:style-name="Standard"><text:s/>0.02530503273010254</text:p>
      <text:p text:style-name="Standard"><text:s/>0.3440752029418945</text:p>
      <text:p text:style-name="Standard"><text:s/>0.1984860897064209</text:p>
      <text:p text:style-name="Standard"><text:s/>0.08271694183349609</text:p>
      <text:p text:style-name="Standard"><text:s/>0.04800009727478027</text:p>
      <text:p text:style-name="Standard"><text:s/>1.010154008865356</text:p>
      <text:p text:style-name="Standard"><text:s/>0.04342794418334961</text:p>
      <text:p text:style-name="Standard"><text:s/>0.03666901588439941</text:p>
      <text:p text:style-name="Standard"><text:s/>0.02148985862731934</text:p>
      <text:p text:style-name="Standard"><text:s/>0.01967501640319824</text:p>
      <text:p text:style-name="Standard"><text:s/>0.3636658191680908</text:p>
      <text:p text:style-name="Standard"><text:s/>0.02141880989074707</text:p>
      <text:p text:style-name="Standard"><text:s/>0.03647613525390625</text:p>
      <text:p text:style-name="Standard"><text:s/>0.1547000408172607</text:p>
      <text:p text:style-name="Standard"><text:s/>0.01992607116699219</text:p>
      <text:p text:style-name="Standard"><text:s/>0.960709810256958</text:p>
      <text:p text:style-name="Standard"><text:s/>0.1597659587860107</text:p>
      <text:p text:style-name="Standard"><text:s/>0.01398301124572754</text:p>
      <text:p text:style-name="Standard"><text:s/>0.03085494041442871</text:p>
      <text:p text:style-name="Standard"><text:s/>0.08260798454284668</text:p>
      <text:p text:style-name="Standard"><text:s/>1.110968828201294</text:p>
      <text:p text:style-name="Standard"><text:s/>0.01449799537658691</text:p>
      <text:p text:style-name="Standard"><text:s/>0.008666038513183594</text:p>
      <text:p text:style-name="Standard"><text:soft-page-break/><text:s/>0.0595550537109375</text:p>
      <text:p text:style-name="Standard"><text:s/>0.0477910041809082</text:p>
      <text:p text:style-name="Standard"><text:s/>0.1817638874053955</text:p>
      <text:p text:style-name="Standard"><text:s/>0.06990599632263184</text:p>
      <text:p text:style-name="Standard"><text:s/>0.4093561172485352</text:p>
      <text:p text:style-name="Standard"><text:s/>0.2214038372039795</text:p>
      <text:p text:style-name="Standard"><text:s/>0.1443068981170654</text:p>
      <text:p text:style-name="Standard"><text:s/>0.05330896377563477</text:p>
      <text:p text:style-name="Standard"><text:s/>0.03645610809326172</text:p>
      <text:p text:style-name="Standard"><text:s/>1.051403999328613</text:p>
      <text:p text:style-name="Standard"><text:s/>0.04817581176757812</text:p>
      <text:p text:style-name="Standard"><text:s/>1.330698013305664</text:p>
      <text:p text:style-name="Standard"><text:s/>0.09227514266967773</text:p>
      <text:p text:style-name="Standard"><text:s/>0.9270761013031006</text:p>
      <text:p text:style-name="Standard"><text:s/>0.1485679149627686</text:p>
      <text:p text:style-name="Standard"><text:s/>0.03658390045166016</text:p>
      <text:p text:style-name="Standard"><text:s/>1.035712003707886</text:p>
      <text:p text:style-name="Standard"><text:s/>0.06995916366577148</text:p>
      <text:p text:style-name="Standard"><text:s/>1.362423181533813</text:p>
      <text:p text:style-name="Standard"><text:s/>0.04749107360839844</text:p>
      <text:p text:style-name="Standard"><text:s/>0.1654388904571533</text:p>
      <text:p text:style-name="Standard"><text:s/>0.03645586967468262</text:p>
      <text:p text:style-name="Standard"><text:s/>0.02608394622802734</text:p>
      <text:p text:style-name="Standard"><text:s/>0.2831299304962158</text:p>
      <text:p text:style-name="Standard"><text:s/>0.01393008232116699</text:p>
      <text:p text:style-name="Standard"><text:s/>0.1765620708465576</text:p>
      <text:p text:style-name="Standard"><text:s/>1.262044906616211</text:p>
      <text:p text:style-name="Standard"><text:s/>0.06556296348571777</text:p>
      <text:p text:style-name="Standard"><text:s/>0.1203498840332031</text:p>
      <text:p text:style-name="Standard"><text:s/>0.09273409843444824</text:p>
      <text:p text:style-name="Standard"><text:s/>1.145677089691162</text:p>
      <text:p text:style-name="Standard"><text:s/>1.140474081039429</text:p>
      <text:p text:style-name="Standard"><text:s/>0.09278607368469238</text:p>
      <text:p text:style-name="Standard"><text:s/>0.3945820331573486</text:p>
      <text:p text:style-name="Standard"><text:s/>0.02036285400390625</text:p>
      <text:p text:style-name="Standard"><text:s/>0.08114504814147949</text:p>
      <text:p text:style-name="Standard"><text:s/>0.03076004981994629</text:p>
      <text:p text:style-name="Standard"><text:s/>0.06435394287109375</text:p>
      <text:p text:style-name="Standard"><text:s/>0.008344888687133789</text:p>
      <text:p text:style-name="Standard"><text:s/>1.105918884277344</text:p>
      <text:p text:style-name="Standard"><text:s/>0.1204228401184082</text:p>
      <text:p text:style-name="Standard"><text:s/>0.03139996528625488</text:p>
      <text:p text:style-name="Standard"><text:s/>1.093554973602295</text:p>
      <text:p text:style-name="Standard"><text:s/>0.1092579364776611</text:p>
      <text:p text:style-name="Standard"><text:s/>0.09852099418640137</text:p>
      <text:p text:style-name="Standard"><text:s/>0.03688502311706543</text:p>
      <text:p text:style-name="Standard"><text:s/>0.03109002113342285</text:p>
      <text:p text:style-name="Standard"><text:s/>0.00860595703125</text:p>
      <text:p text:style-name="Standard"><text:s/>1.093775987625122</text:p>
      <text:p text:style-name="Standard"><text:s/>0.07587504386901855</text:p>
      <text:p text:style-name="Standard"><text:s/>0.01957893371582031</text:p>
      <text:p text:style-name="Standard"><text:s/>1.115662097930908</text:p>
      <text:p text:style-name="Standard"><text:soft-page-break/><text:s/>0.2785530090332031</text:p>
      <text:p text:style-name="Standard"><text:s/>0.05455398559570312</text:p>
      <text:p text:style-name="Standard"><text:s/>1.218431949615479</text:p>
      <text:p text:style-name="Standard"><text:s/>0.0147249698638916</text:p>
      <text:p text:style-name="Standard"><text:s/>0.0309760570526123</text:p>
      <text:p text:style-name="Standard"><text:s/>1.08405613899231</text:p>
      <text:p text:style-name="Standard"><text:s/>2.10186505317688</text:p>
      <text:p text:style-name="Standard"><text:s/>0.1270930767059326</text:p>
      <text:p text:style-name="Standard"><text:s/>1.141578912734985</text:p>
      <text:p text:style-name="Standard"><text:s/>0.06431913375854492</text:p>
      <text:p text:style-name="Standard"><text:s/>0.03650188446044922</text:p>
      <text:p text:style-name="Standard"><text:s/>1.051019906997681</text:p>
      <text:p text:style-name="Standard"><text:s/>0.01411008834838867</text:p>
      <text:p text:style-name="Standard"><text:s/>0.09242606163024902</text:p>
      <text:p text:style-name="Standard"><text:s/>1.201838970184326</text:p>
      <text:p text:style-name="Standard"><text:s/>1.57719612121582</text:p>
      <text:p text:style-name="Standard"><text:s/>0.1203389167785645</text:p>
      <text:p text:style-name="Standard"><text:s/>1.049860000610352</text:p>
      <text:p text:style-name="Standard"><text:s/>1.312718152999878</text:p>
      <text:p text:style-name="Standard"><text:s/>0.1096010208129883</text:p>
      <text:p text:style-name="Standard"><text:s/>0.02518200874328613</text:p>
      <text:p text:style-name="Standard"><text:s/>0.2601079940795898</text:p>
      <text:p text:style-name="Standard"><text:s/>1.400975942611694</text:p>
      <text:p text:style-name="Standard"><text:s/>0.0921931266784668</text:p>
      <text:p text:style-name="Standard"><text:s/>0.1872701644897461</text:p>
      <text:p text:style-name="Standard"><text:s/>1.772497177124023</text:p>
      <text:p text:style-name="Standard"><text:s/>0.01944589614868164</text:p>
      <text:p text:style-name="Standard"><text:s/>0.2321369647979736</text:p>
      <text:p text:style-name="Standard"><text:s/>0.1877279281616211</text:p>
      <text:p text:style-name="Standard"><text:s/>0.05317997932434082</text:p>
      <text:p text:style-name="Standard"><text:s/>0.03083205223083496</text:p>
      <text:p text:style-name="Standard"><text:s/>0.0364079475402832</text:p>
      <text:p text:style-name="Standard"><text:s/>0.05330801010131836</text:p>
      <text:p text:style-name="Standard"><text:s/>1.229111194610596</text:p>
      <text:p text:style-name="Standard"><text:s/>0.3275589942932129</text:p>
      <text:p text:style-name="Standard"><text:s/>0.1706578731536865</text:p>
      <text:p text:style-name="Standard"><text:s/>0.4342091083526611</text:p>
      <text:p text:style-name="Standard"><text:s/>0.2437539100646973</text:p>
      <text:p text:style-name="Standard"><text:s/>0.03633308410644531</text:p>
      <text:p text:style-name="Standard"><text:s/>0.103646993637085</text:p>
      <text:p text:style-name="Standard"><text:s/>0.2975180149078369</text:p>
      <text:p text:style-name="Standard"><text:s/>0.03623318672180176</text:p>
      <text:p text:style-name="Standard"><text:s/>0.1262431144714355</text:p>
      <text:p text:style-name="Standard"><text:s/>0.1427919864654541</text:p>
      <text:p text:style-name="Standard"><text:s/>0.01404500007629395</text:p>
      <text:p text:style-name="Standard"><text:s/>1.309733152389526</text:p>
      <text:p text:style-name="Standard"><text:s/>0.2098259925842285</text:p>
      <text:p text:style-name="Standard"><text:s/>0.05341410636901855</text:p>
      <text:p text:style-name="Standard"><text:s/>0.04750394821166992</text:p>
      <text:p text:style-name="Standard"><text:s/>0.09405279159545898</text:p>
      <text:p text:style-name="Standard"><text:s/>0.01957106590270996</text:p>
      <text:p text:style-name="Standard"><text:s/>0.05304384231567383</text:p>
      <text:p text:style-name="Standard"><text:soft-page-break/><text:s/>0.05388593673706055</text:p>
      <text:p text:style-name="Standard"><text:s/>0.03697299957275391</text:p>
      <text:p text:style-name="Standard"><text:s/>0.02046704292297363</text:p>
      <text:p text:style-name="Standard"><text:s/>0.01010704040527344</text:p>
      <text:p text:style-name="Standard"><text:s/>1.414247989654541</text:p>
      <text:p text:style-name="Standard"><text:s/>0.5349709987640381</text:p>
      <text:p text:style-name="Standard"><text:s/>0.08112406730651855</text:p>
      <text:p text:style-name="Standard"><text:s/>0.1090869903564453</text:p>
      <text:p text:style-name="Standard"><text:s/>0.008491992950439453</text:p>
      <text:p text:style-name="Standard"><text:s/>0.04771900177001953</text:p>
      <text:p text:style-name="Standard"><text:s/>0.03085613250732422</text:p>
      <text:p text:style-name="Standard"><text:s/>0.1932389736175537</text:p>
      <text:p text:style-name="Standard"><text:s/>0.2548189163208008</text:p>
      <text:p text:style-name="Standard"><text:s/>0.4577310085296631</text:p>
      <text:p text:style-name="Standard"><text:s/>0.1259329319000244</text:p>
      <text:p text:style-name="Standard"><text:s/>0.1768169403076172</text:p>
      <text:p text:style-name="Standard"><text:s/>0.0649268627166748</text:p>
      <text:p text:style-name="Standard"><text:s/>0.3614239692687988</text:p>
      <text:p text:style-name="Standard"><text:s/>0.1373100280761719</text:p>
      <text:p text:style-name="Standard"><text:s/>0.009144067764282227</text:p>
      <text:p text:style-name="Standard"><text:s/>0.03741002082824707</text:p>
      <text:p text:style-name="Standard"><text:s/>0.05373907089233398</text:p>
      <text:p text:style-name="Standard"><text:s/>0.0367119312286377</text:p>
      <text:p text:style-name="Standard"><text:s/>1.150466918945312</text:p>
      <text:p text:style-name="Standard"><text:s/>1.430202960968018</text:p>
      <text:p text:style-name="Standard"><text:s/>0.04903912544250488</text:p>
      <text:p text:style-name="Standard"><text:s/>1.388870000839233</text:p>
      <text:p text:style-name="Standard"><text:s/>0.08698415756225586</text:p>
      <text:p text:style-name="Standard"><text:s/>0.08148288726806641</text:p>
      <text:p text:style-name="Standard"><text:s/>1.117477893829346</text:p>
      <text:p text:style-name="Standard"><text:s/>0.1658759117126465</text:p>
      <text:p text:style-name="Standard"><text:s/>0.4677059650421143</text:p>
      <text:p text:style-name="Standard"><text:s/>0.004580974578857422</text:p>
      <text:p text:style-name="Standard"><text:s/>0.2441079616546631</text:p>
      <text:p text:style-name="Standard"><text:s/>0.03681302070617676</text:p>
      <text:p text:style-name="Standard"><text:s/>0.03067493438720703</text:p>
      <text:p text:style-name="Standard"><text:s/>0.08133316040039062</text:p>
      <text:p text:style-name="Standard"><text:s/>0.04363918304443359</text:p>
      <text:p text:style-name="Standard"><text:s/>0.02024102210998535</text:p>
      <text:p text:style-name="Standard"><text:s/>0.07640314102172852</text:p>
      <text:p text:style-name="Standard"><text:s/>0.04753613471984863</text:p>
      <text:p text:style-name="Standard"><text:s/>0.008317947387695312</text:p>
      <text:p text:style-name="Standard"><text:s/>0.03755593299865723</text:p>
      <text:p text:style-name="Standard"><text:s/>0.0200498104095459</text:p>
      <text:p text:style-name="Standard"><text:s/>1.195393085479736</text:p>
      <text:p text:style-name="Standard"><text:s/>0.1538701057434082</text:p>
      <text:p text:style-name="Standard"><text:s/>0.2887601852416992</text:p>
      <text:p text:style-name="Standard"><text:s/>0.1986610889434814</text:p>
      <text:p text:style-name="Standard"><text:s/>0.04200410842895508</text:p>
      <text:p text:style-name="Standard"><text:s/>0.05319499969482422</text:p>
      <text:p text:style-name="Standard"><text:s/>0.1942038536071777</text:p>
      <text:p text:style-name="Standard"><text:s/>0.08719015121459961</text:p>
      <text:p text:style-name="Standard"><text:soft-page-break/><text:s/>0.01947808265686035</text:p>
      <text:p text:style-name="Standard"><text:s/>0.09242606163024902</text:p>
      <text:p text:style-name="Standard"><text:s/>0.2658348083496094</text:p>
      <text:p text:style-name="Standard"><text:s/>0.4113378524780273</text:p>
      <text:p text:style-name="Standard"><text:s/>0.4838309288024902</text:p>
      <text:p text:style-name="Standard"><text:s/>0.2045729160308838</text:p>
      <text:p text:style-name="Standard"><text:s/>0.4514238834381104</text:p>
      <text:p text:style-name="Standard"><text:s/>0.05317807197570801</text:p>
      <text:p text:style-name="Standard"><text:s/>0</text:p>
      <text:p text:style-name="Standard"><text:s/>1.790621995925903</text:p>
      <text:p text:style-name="Standard"><text:s/>0.9324131011962891</text:p>
      <text:p text:style-name="Standard"><text:s/>0.2941040992736816</text:p>
      <text:p text:style-name="Standard"><text:s/>0.5698039531707764</text:p>
      <text:p text:style-name="Standard"><text:s/>0.2606480121612549</text:p>
      <text:p text:style-name="Standard"><text:s/>0.3339571952819824</text:p>
      <text:p text:style-name="Standard"><text:s/>0.03085112571716309</text:p>
      <text:p text:style-name="Standard"><text:s/>0.1998960971832275</text:p>
      <text:p text:style-name="Standard"><text:s/>0.3401000499725342</text:p>
      <text:p text:style-name="Standard"><text:s/>0.1541450023651123</text:p>
      <text:p text:style-name="Standard"><text:s/>0.1205201148986816</text:p>
      <text:p text:style-name="Standard"><text:s/>0.1650669574737549</text:p>
      <text:p text:style-name="Standard"><text:s/>1.436357975006104</text:p>
      <text:p text:style-name="Standard"><text:s/>0.09376096725463867</text:p>
      <text:p text:style-name="Standard"><text:s/>0.1426880359649658</text:p>
      <text:p text:style-name="Standard"><text:s/>0.05367588996887207</text:p>
      <text:p text:style-name="Standard"><text:s/>0.01963210105895996</text:p>
      <text:p text:style-name="Standard"><text:s/>0.03724408149719238</text:p>
      <text:p text:style-name="Standard"><text:s/>0.4483959674835205</text:p>
      <text:p text:style-name="Standard"><text:s/>0.1654009819030762</text:p>
      <text:p text:style-name="Standard"><text:s/>0.2321939468383789</text:p>
      <text:p text:style-name="Standard"><text:s/>0.1873900890350342</text:p>
      <text:p text:style-name="Standard"><text:s/>0.2883980274200439</text:p>
      <text:p text:style-name="Standard"><text:s/>0.4130849838256836</text:p>
      <text:p text:style-name="Standard"><text:s/>0.2600908279418945</text:p>
      <text:p text:style-name="Standard"><text:s/>0.02738595008850098</text:p>
      <text:p text:style-name="Standard"><text:s/>0.1595280170440674</text:p>
      <text:p text:style-name="Standard"><text:s/>0.0204160213470459</text:p>
      <text:p text:style-name="Standard"><text:s/>1.301041841506958</text:p>
      <text:p text:style-name="Standard"><text:s/>0.2209069728851318</text:p>
      <text:p text:style-name="Standard"><text:s/>0.07665085792541504</text:p>
      <text:p text:style-name="Standard"><text:s/>0.2210431098937988</text:p>
      <text:p text:style-name="Standard"><text:s/>0.3330540657043457</text:p>
      <text:p text:style-name="Standard"><text:s/>0.1091639995574951</text:p>
      <text:p text:style-name="Standard"><text:s/>0.2615349292755127</text:p>
      <text:p text:style-name="Standard"><text:s/>0.2223079204559326</text:p>
      <text:p text:style-name="Standard"><text:s/>0.1426799297332764</text:p>
      <text:p text:style-name="Standard"><text:s/>0.01406216621398926</text:p>
      <text:p text:style-name="Standard"><text:s/>0.0586540699005127</text:p>
      <text:p text:style-name="Standard"><text:s/>0.1090800762176514</text:p>
      <text:p text:style-name="Standard"><text:s/>1.227953910827637</text:p>
      <text:p text:style-name="Standard"><text:s/>0.5959491729736328</text:p>
      <text:p text:style-name="Standard"><text:s/>0.07018208503723145</text:p>
      <text:p text:style-name="Standard"><text:soft-page-break/><text:s/>0.05404114723205566</text:p>
      <text:p text:style-name="Standard"><text:s/>0.1035628318786621</text:p>
      <text:p text:style-name="Standard"><text:s/>0.09878706932067871</text:p>
      <text:p text:style-name="Standard"><text:s/>0.1822619438171387</text:p>
      <text:p text:style-name="Standard"><text:s/>0.2051069736480713</text:p>
      <text:p text:style-name="Standard"><text:s/>0.1877439022064209</text:p>
      <text:p text:style-name="Standard"><text:s/>0.1425559520721436</text:p>
      <text:p text:style-name="Standard"><text:s/>0.06434202194213867</text:p>
      <text:p text:style-name="Standard"><text:s/>0.1091079711914062</text:p>
      <text:p text:style-name="Standard"><text:s/>0.03640890121459961</text:p>
      <text:p text:style-name="Standard"><text:s/>0.1819920539855957</text:p>
      <text:p text:style-name="Standard"><text:s/>0.0139920711517334</text:p>
      <text:p text:style-name="Standard"><text:s/>0.03075885772705078</text:p>
      <text:p text:style-name="Standard"><text:s/>0.03644514083862305</text:p>
      <text:p text:style-name="Standard"><text:s/>0.2435019016265869</text:p>
      <text:p text:style-name="Standard"><text:s/>1.078407049179077</text:p>
      <text:p text:style-name="Standard"><text:s/>0.1878221035003662</text:p>
      <text:p text:style-name="Standard"><text:s/>0.1035430431365967</text:p>
      <text:p text:style-name="Standard"><text:s/>0.2435498237609863</text:p>
      <text:p text:style-name="Standard"><text:s/>0.08717894554138184</text:p>
      <text:p text:style-name="Standard"><text:s/>0.05879306793212891</text:p>
      <text:p text:style-name="Standard"><text:s/>1.157529830932617</text:p>
      <text:p text:style-name="Standard"><text:s/>0.2041499614715576</text:p>
      <text:p text:style-name="Standard"><text:s/>0.3611810207366943</text:p>
      <text:p text:style-name="Standard"><text:s/>0.2664132118225098</text:p>
      <text:p text:style-name="Standard"><text:s/>0.2046418190002441</text:p>
      <text:p text:style-name="Standard"><text:s/>0.05308103561401367</text:p>
      <text:p text:style-name="Standard"><text:s/>0.103585958480835</text:p>
      <text:p text:style-name="Standard"><text:s/>0.1650199890136719</text:p>
      <text:p text:style-name="Standard"><text:s/>0.05905914306640625</text:p>
      <text:p text:style-name="Standard"><text:s/>1.087766885757446</text:p>
      <text:p text:style-name="Standard"><text:s/>0.1987919807434082</text:p>
      <text:p text:style-name="Standard"><text:s/>0.06977009773254395</text:p>
      <text:p text:style-name="Standard"><text:s/>0.1203079223632812</text:p>
      <text:p text:style-name="Standard"><text:s/>0.1372179985046387</text:p>
      <text:p text:style-name="Standard"><text:s/>0.1257638931274414</text:p>
      <text:p text:style-name="Standard"><text:s/>1.212311029434204</text:p>
      <text:p text:style-name="Standard"><text:s/>0.2505631446838379</text:p>
      <text:p text:style-name="Standard"><text:s/>0.06429815292358398</text:p>
      <text:p text:style-name="Standard"><text:s/>1.262754917144775</text:p>
      <text:p text:style-name="Standard"><text:s/>0.3834919929504395</text:p>
      <text:p text:style-name="Standard"><text:s/>0.3228249549865723</text:p>
      <text:p text:style-name="Standard"><text:s/>0.4906430244445801</text:p>
      <text:p text:style-name="Standard"><text:s/>0.2382271289825439</text:p>
      <text:p text:style-name="Standard"><text:s/>0.3556251525878906</text:p>
      <text:p text:style-name="Standard"><text:s/>0.2170119285583496</text:p>
      <text:p text:style-name="Standard"><text:s/>0.5683131217956543</text:p>
      <text:p text:style-name="Standard"><text:s/>0.1939129829406738</text:p>
      <text:p text:style-name="Standard"><text:s/>0.1427099704742432</text:p>
      <text:p text:style-name="Standard"><text:s/>0.1649878025054932</text:p>
      <text:p text:style-name="Standard"><text:s/>0.04771995544433594</text:p>
      <text:p text:style-name="Standard"><text:s/>0.04253292083740234</text:p>
      <text:p text:style-name="Standard"><text:soft-page-break/><text:s/>0.08669185638427734</text:p>
      <text:p text:style-name="Standard"><text:s/>0.228402853012085</text:p>
      <text:p text:style-name="Standard"><text:s/>0.02136015892028809</text:p>
      <text:p text:style-name="Standard"><text:s/>0.05315709114074707</text:p>
      <text:p text:style-name="Standard"><text:s/>1.059998989105225</text:p>
      <text:p text:style-name="Standard"><text:s/>0.1202871799468994</text:p>
      <text:p text:style-name="Standard"><text:s/>0.1264309883117676</text:p>
      <text:p text:style-name="Standard"><text:s/>0.3791301250457764</text:p>
      <text:p text:style-name="Standard"><text:s/>0.1095199584960938</text:p>
      <text:p text:style-name="Standard"><text:s/>0.1320500373840332</text:p>
      <text:p text:style-name="Standard"><text:s/>1.175826072692871</text:p>
      <text:p text:style-name="Standard"><text:s/>0.01958799362182617</text:p>
      <text:p text:style-name="Standard"><text:s/>0.1481790542602539</text:p>
      <text:p text:style-name="Standard"><text:s/>0.1152181625366211</text:p>
      <text:p text:style-name="Standard"><text:s/>0.1100060939788818</text:p>
      <text:p text:style-name="Standard"><text:s/>0.3726420402526855</text:p>
      <text:p text:style-name="Standard"><text:s/>0.04745221138000488</text:p>
      <text:p text:style-name="Standard"><text:s/>0.04758620262145996</text:p>
      <text:p text:style-name="Standard"><text:s/>0.00836181640625</text:p>
      <text:p text:style-name="Standard"><text:s/>0.04203009605407715</text:p>
      <text:p text:style-name="Standard"><text:s/>1.038514137268066</text:p>
      <text:p text:style-name="Standard"><text:s/>0.2717618942260742</text:p>
      <text:p text:style-name="Standard"><text:s/>0.1166369915008545</text:p>
      <text:p text:style-name="Standard"><text:s/>0.4122748374938965</text:p>
      <text:p text:style-name="Standard"><text:s/>0.04767394065856934</text:p>
      <text:p text:style-name="Standard"><text:s/>0.1327989101409912</text:p>
      <text:p text:style-name="Standard"><text:s/>0.3270668983459473</text:p>
      <text:p text:style-name="Standard"><text:s/>0.05917906761169434</text:p>
      <text:p text:style-name="Standard"><text:s/>0.07634592056274414</text:p>
      <text:p text:style-name="Standard"><text:s/>0.1945559978485107</text:p>
      <text:p text:style-name="Standard"><text:s/>1.342355012893677</text:p>
      <text:p text:style-name="Standard"><text:s/>0.05891203880310059</text:p>
      <text:p text:style-name="Standard"><text:s/>0.4067440032958984</text:p>
      <text:p text:style-name="Standard"><text:s/>0.2907371520996094</text:p>
      <text:p text:style-name="Standard"><text:s/>0.2106320858001709</text:p>
      <text:p text:style-name="Standard"><text:s/>0.2452521324157715</text:p>
      <text:p text:style-name="Standard"><text:s/>0.2772319316864014</text:p>
      <text:p text:style-name="Standard"><text:s/>0.3963119983673096</text:p>
      <text:p text:style-name="Standard"><text:s/>0.2828810214996338</text:p>
      <text:p text:style-name="Standard"><text:s/>0.2536389827728271</text:p>
      <text:p text:style-name="Standard"><text:s/>0.08679914474487305</text:p>
      <text:p text:style-name="Standard"><text:s/>0.07697296142578125</text:p>
      <text:p text:style-name="Standard"><text:s/>0.2493619918823242</text:p>
      <text:p text:style-name="Standard"><text:s/>0.03663802146911621</text:p>
      <text:p text:style-name="Standard"><text:s/>0.0307159423828125</text:p>
      <text:p text:style-name="Standard"><text:s/>0.09244322776794434</text:p>
      <text:p text:style-name="Standard"><text:s/>0.05422306060791016</text:p>
      <text:p text:style-name="Standard"><text:s/>0.05897903442382812</text:p>
      <text:p text:style-name="Standard"><text:s/>0.06442117691040039</text:p>
      <text:p text:style-name="Standard"><text:s/>0.03652000427246094</text:p>
      <text:p text:style-name="Standard"><text:s/>0.0700380802154541</text:p>
      <text:p text:style-name="Standard"><text:s/>0.0605318546295166</text:p>
      <text:p text:style-name="Standard"><text:soft-page-break/><text:s/>0.03087592124938965</text:p>
      <text:p text:style-name="Standard"><text:s/>0.03654694557189941</text:p>
      <text:p text:style-name="Standard"><text:s/>0.105241060256958</text:p>
      <text:p text:style-name="Standard"><text:s/>0.008996963500976562</text:p>
      <text:p text:style-name="Standard"><text:s/>0.1817300319671631</text:p>
      <text:p text:style-name="Standard"><text:s/>0.0978240966796875</text:p>
      <text:p text:style-name="Standard"><text:s/>0.2208948135375977</text:p>
      <text:p text:style-name="Standard"><text:s/>0.08284497261047363</text:p>
      <text:p text:style-name="Standard"><text:s/>0.2546839714050293</text:p>
      <text:p text:style-name="Standard"><text:s/>0.4573791027069092</text:p>
      <text:p text:style-name="Standard"><text:s/>0.3104109764099121</text:p>
      <text:p text:style-name="Standard"><text:s/>0.1715478897094727</text:p>
      <text:p text:style-name="Standard"><text:s/>0.03629899024963379</text:p>
      <text:p text:style-name="Standard"><text:s/>0.2934541702270508</text:p>
      <text:p text:style-name="Standard"><text:s/>0.2769739627838135</text:p>
      <text:p text:style-name="Standard"><text:s/>0.3602440357208252</text:p>
      <text:p text:style-name="Standard"><text:s/>0.02559399604797363</text:p>
      <text:p text:style-name="Standard"><text:s/>0.1762590408325195</text:p>
      <text:p text:style-name="Standard"><text:s/>1.149322986602783</text:p>
      <text:p text:style-name="Standard"><text:s/>0.0251460075378418</text:p>
      <text:p text:style-name="Standard"><text:s/>0.1829040050506592</text:p>
      <text:p text:style-name="Standard"><text:s/>0.5572578907012939</text:p>
      <text:p text:style-name="Standard"><text:s/>0.03659796714782715</text:p>
      <text:p text:style-name="Standard"><text:s/>0.1706039905548096</text:p>
      <text:p text:style-name="Standard"><text:s/>0.06983304023742676</text:p>
      <text:p text:style-name="Standard"><text:s/>0.2046000957489014</text:p>
      <text:p text:style-name="Standard"><text:s/>0.2442910671234131</text:p>
      <text:p text:style-name="Standard"><text:s/>0.09196686744689941</text:p>
      <text:p text:style-name="Standard"><text:s/>0.07571101188659668</text:p>
      <text:p text:style-name="Standard"><text:s/>0.1039159297943115</text:p>
      <text:p text:style-name="Standard"><text:s/>0.05990815162658691</text:p>
      <text:p text:style-name="Standard"><text:s/>0.03640484809875488</text:p>
      <text:p text:style-name="Standard"><text:s/>0.04365086555480957</text:p>
      <text:p text:style-name="Standard"><text:s/>0.09249091148376465</text:p>
      <text:p text:style-name="Standard"><text:s/>0.02071905136108398</text:p>
      <text:p text:style-name="Standard"><text:s/>0.104032039642334</text:p>
      <text:p text:style-name="Standard"><text:s/>0.02548408508300781</text:p>
      <text:p text:style-name="Standard"><text:s/>1.13483190536499</text:p>
      <text:p text:style-name="Standard"><text:s/>0.1711089611053467</text:p>
      <text:p text:style-name="Standard"><text:s/>0.126309871673584</text:p>
      <text:p text:style-name="Standard"><text:s/>0.04781198501586914</text:p>
      <text:p text:style-name="Standard"><text:s/>0.1375739574432373</text:p>
      <text:p text:style-name="Standard"><text:s/>0.1553759574890137</text:p>
      <text:p text:style-name="Standard"><text:s/>0.2828841209411621</text:p>
      <text:p text:style-name="Standard"><text:s/>0.04282307624816895</text:p>
      <text:p text:style-name="Standard"><text:s/>0.1648402214050293</text:p>
      <text:p text:style-name="Standard"><text:s/>0.0770561695098877</text:p>
      <text:p text:style-name="Standard"><text:s/>0.03093099594116211</text:p>
      <text:p text:style-name="Standard"><text:s/>0.05317997932434082</text:p>
      <text:p text:style-name="Standard"><text:s/>0.1385078430175781</text:p>
      <text:p text:style-name="Standard"><text:s/>0.1259620189666748</text:p>
      <text:p text:style-name="Standard"><text:s/>0.2774391174316406</text:p>
      <text:p text:style-name="Standard"><text:soft-page-break/><text:s/>0.05312514305114746</text:p>
      <text:p text:style-name="Standard"><text:s/>0.05310201644897461</text:p>
      <text:p text:style-name="Standard"><text:s/>0.008588075637817383</text:p>
      <text:p text:style-name="Standard"><text:s/>1.083792924880981</text:p>
      <text:p text:style-name="Standard"><text:s/>0.1593329906463623</text:p>
      <text:p text:style-name="Standard"><text:s/>0.3154680728912354</text:p>
      <text:p text:style-name="Standard"><text:s/>0.2214829921722412</text:p>
      <text:p text:style-name="Standard"><text:s/>0.1483359336853027</text:p>
      <text:p text:style-name="Standard"><text:s/>0.1276190280914307</text:p>
      <text:p text:style-name="Standard"><text:s/>1.734241962432861</text:p>
      <text:p text:style-name="Standard"><text:s/>0.2232828140258789</text:p>
      <text:p text:style-name="Standard"><text:s/>0.1819109916687012</text:p>
      <text:p text:style-name="Standard"><text:s/>0.2155029773712158</text:p>
      <text:p text:style-name="Standard"><text:s/>0.2994859218597412</text:p>
      <text:p text:style-name="Standard"><text:s/>0.3674860000610352</text:p>
      <text:p text:style-name="Standard"><text:s/>0.3106479644775391</text:p>
      <text:p text:style-name="Standard"><text:s/>0.2154359817504883</text:p>
      <text:p text:style-name="Standard"><text:s/>0.249345064163208</text:p>
      <text:p text:style-name="Standard"><text:s/>0.08119797706604004</text:p>
      <text:p text:style-name="Standard"><text:s/>0.1317908763885498</text:p>
      <text:p text:style-name="Standard"><text:s/>0.2546300888061523</text:p>
      <text:p text:style-name="Standard"><text:s/>1.072468042373657</text:p>
      <text:p text:style-name="Standard"><text:s/>0.2602450847625732</text:p>
      <text:p text:style-name="Standard"><text:s/>0.1652660369873047</text:p>
      <text:p text:style-name="Standard"><text:s/>0.650629997253418</text:p>
      <text:p text:style-name="Standard"><text:s/>0.2545230388641357</text:p>
      <text:p text:style-name="Standard"><text:s/>0.1594750881195068</text:p>
      <text:p text:style-name="Standard"><text:s/>0.2268221378326416</text:p>
      <text:p text:style-name="Standard"><text:s/>0.198822021484375</text:p>
      <text:p text:style-name="Standard"><text:s/>0.07720804214477539</text:p>
      <text:p text:style-name="Standard"><text:s/>0.2603390216827393</text:p>
      <text:p text:style-name="Standard"><text:s/>0.3800380229949951</text:p>
      <text:p text:style-name="Standard"><text:s/>0.1873950958251953</text:p>
      <text:p text:style-name="Standard"><text:s/>0.2489597797393799</text:p>
      <text:p text:style-name="Standard"><text:s/>0.1431140899658203</text:p>
      <text:p text:style-name="Standard"><text:s/>0.07003092765808105</text:p>
      <text:p text:style-name="Standard"><text:s/>1.061060905456543</text:p>
      <text:p text:style-name="Standard"><text:s/>0.2444419860839844</text:p>
      <text:p text:style-name="Standard"><text:s/>0.09799504280090332</text:p>
      <text:p text:style-name="Standard"><text:s/>1.029760122299194</text:p>
      <text:p text:style-name="Standard"><text:s/>0.2662718296051025</text:p>
      <text:p text:style-name="Standard"><text:s/>0.05870723724365234</text:p>
      <text:p text:style-name="Standard"><text:s/>0.05309295654296875</text:p>
      <text:p text:style-name="Standard"><text:s/>0.1034920215606689</text:p>
      <text:p text:style-name="Standard"><text:s/>0.125931978225708</text:p>
      <text:p text:style-name="Standard"><text:s/>0.03631114959716797</text:p>
      <text:p text:style-name="Standard"><text:s/>0.1482930183410645</text:p>
      <text:p text:style-name="Standard"><text:s/>0.06604695320129395</text:p>
      <text:p text:style-name="Standard"><text:s/>0.04756379127502441</text:p>
      <text:p text:style-name="Standard"><text:s/>0.1429250240325928</text:p>
      <text:p text:style-name="Standard"><text:s/>0.3795201778411865</text:p>
      <text:p text:style-name="Standard"><text:s/>0.1820189952850342</text:p>
      <text:p text:style-name="Standard"><text:soft-page-break/><text:s/>0.1989209651947021</text:p>
      <text:p text:style-name="Standard"><text:s/>0.182136058807373</text:p>
      <text:p text:style-name="Standard"><text:s/>0.09263205528259277</text:p>
      <text:p text:style-name="Standard"><text:s/>0.1987519264221191</text:p>
      <text:p text:style-name="Standard"><text:s/>0.08244705200195312</text:p>
      <text:p text:style-name="Standard"><text:s/>0.2830779552459717</text:p>
      <text:p text:style-name="Standard"><text:s/>0.3443269729614258</text:p>
      <text:p text:style-name="Standard"><text:s/>0.1424999237060547</text:p>
      <text:p text:style-name="Standard"><text:s/>0.07613587379455566</text:p>
      <text:p text:style-name="Standard"><text:s/>0.1158959865570068</text:p>
      <text:p text:style-name="Standard"><text:s/>0.03081512451171875</text:p>
      <text:p text:style-name="Standard"><text:s/>1.084839105606079</text:p>
      <text:p text:style-name="Standard"><text:s/>0.2210478782653809</text:p>
      <text:p text:style-name="Standard"><text:s/>0.1259059906005859</text:p>
      <text:p text:style-name="Standard"><text:s/>0.181995153427124</text:p>
      <text:p text:style-name="Standard"><text:s/>0.08671402931213379</text:p>
      <text:p text:style-name="Standard"><text:s/>0.06979918479919434</text:p>
      <text:p text:style-name="Standard"><text:s/>0.3607919216156006</text:p>
      <text:p text:style-name="Standard"><text:s/>0.3499798774719238</text:p>
      <text:p text:style-name="Standard"><text:s/>0.5895488262176514</text:p>
      <text:p text:style-name="Standard"><text:s/>0.04252910614013672</text:p>
      <text:p text:style-name="Standard"><text:s/>0.1711018085479736</text:p>
      <text:p text:style-name="Standard"><text:s/>0.7361249923706055</text:p>
      <text:p text:style-name="Standard"><text:s/>0.115041971206665</text:p>
      <text:p text:style-name="Standard"><text:s/>0.07004714012145996</text:p>
      <text:p text:style-name="Standard"><text:s/>0.1427099704742432</text:p>
      <text:p text:style-name="Standard"><text:s/>1.234464883804321</text:p>
      <text:p text:style-name="Standard"><text:s/>0.3280179500579834</text:p>
      <text:p text:style-name="Standard"><text:s/>0.1090960502624512</text:p>
      <text:p text:style-name="Standard"><text:s/>1.236397981643677</text:p>
      <text:p text:style-name="Standard"><text:s/>0.2379770278930664</text:p>
      <text:p text:style-name="Standard"><text:s/>0.2728819847106934</text:p>
      <text:p text:style-name="Standard"><text:s/>0.4293279647827148</text:p>
      <text:p text:style-name="Standard"><text:s/>0.2546908855438232</text:p>
      <text:p text:style-name="Standard"><text:s/>0.1761679649353027</text:p>
      <text:p text:style-name="Standard"><text:s/>0.193695068359375</text:p>
      <text:p text:style-name="Standard"><text:s/>0.1217010021209717</text:p>
      <text:p text:style-name="Standard"><text:s/>0.04746007919311523</text:p>
      <text:p text:style-name="Standard"><text:s/>0.08673906326293945</text:p>
      <text:p text:style-name="Standard"><text:s/>0.06074213981628418</text:p>
      <text:p text:style-name="Standard"><text:s/>0.1161351203918457</text:p>
      <text:p text:style-name="Standard"><text:s/>0.1876709461212158</text:p>
      <text:p text:style-name="Standard"><text:s/>0.1831378936767578</text:p>
      <text:p text:style-name="Standard"><text:s/>0.01403284072875977</text:p>
      <text:p text:style-name="Standard"><text:s/>1.111612796783447</text:p>
      <text:p text:style-name="Standard"><text:s/>0.1597909927368164</text:p>
      <text:p text:style-name="Standard"><text:s/>0.07577180862426758</text:p>
      <text:p text:style-name="Standard"><text:s/>0.07024812698364258</text:p>
      <text:p text:style-name="Standard"><text:s/>0.1262409687042236</text:p>
      <text:p text:style-name="Standard"><text:s/>1.268399000167847</text:p>
      <text:p text:style-name="Standard"><text:s/>1.189139127731323</text:p>
      <text:p text:style-name="Standard"><text:s/>0.209665060043335</text:p>
      <text:p text:style-name="Standard"><text:soft-page-break/><text:s/>0.09932279586791992</text:p>
      <text:p text:style-name="Standard"><text:s/>0.2211711406707764</text:p>
      <text:p text:style-name="Standard"><text:s/>0.2100820541381836</text:p>
      <text:p text:style-name="Standard"><text:s/>0.299713134765625</text:p>
      <text:p text:style-name="Standard"><text:s/>0.1595330238342285</text:p>
      <text:p text:style-name="Standard"><text:s/>0.1653709411621094</text:p>
      <text:p text:style-name="Standard"><text:s/>0.06480503082275391</text:p>
      <text:p text:style-name="Standard"><text:s/>0.0196840763092041</text:p>
      <text:p text:style-name="Standard"><text:s/>0.0756680965423584</text:p>
      <text:p text:style-name="Standard"><text:s/>0.2340779304504395</text:p>
      <text:p text:style-name="Standard"><text:s/>0.1503300666809082</text:p>
      <text:p text:style-name="Standard"><text:s/>0.1262187957763672</text:p>
      <text:p text:style-name="Standard"><text:s/>0.01955389976501465</text:p>
      <text:p text:style-name="Standard"><text:s/>0.03067588806152344</text:p>
      <text:p text:style-name="Standard"><text:s/>0.06426906585693359</text:p>
      <text:p text:style-name="Standard"><text:s/>0.3346960544586182</text:p>
      <text:p text:style-name="Standard"><text:s/>0.03043508529663086</text:p>
      <text:p text:style-name="Standard"><text:s/>0.0368950366973877</text:p>
      <text:p text:style-name="Standard"><text:s/>0.02640199661254883</text:p>
      <text:p text:style-name="Standard"><text:s/>0.008335113525390625</text:p>
      <text:p text:style-name="Standard"><text:s/>0.1821820735931396</text:p>
      <text:p text:style-name="Standard"><text:s/>0.1818950176239014</text:p>
      <text:p text:style-name="Standard"><text:s/>0.06427502632141113</text:p>
      <text:p text:style-name="Standard"><text:s/>0.1331110000610352</text:p>
      <text:p text:style-name="Standard"><text:s/>0.009047031402587891</text:p>
      <text:p text:style-name="Standard"><text:s/>1.285383224487305</text:p>
      <text:p text:style-name="Standard"><text:s/>0.2329421043395996</text:p>
      <text:p text:style-name="Standard"><text:s/>0.7150571346282959</text:p>
      <text:p text:style-name="Standard"><text:s/>0.01965212821960449</text:p>
      <text:p text:style-name="Standard"><text:s/>0.3402168750762939</text:p>
      <text:p text:style-name="Standard"><text:s/>0.2599442005157471</text:p>
      <text:p text:style-name="Standard"><text:s/>1.049348115921021</text:p>
      <text:p text:style-name="Standard"><text:s/>0.2112147808074951</text:p>
      <text:p text:style-name="Standard"><text:s/>0.371635913848877</text:p>
      <text:p text:style-name="Standard"><text:s/>0.3103170394897461</text:p>
      <text:p text:style-name="Standard"><text:s/>0.3278250694274902</text:p>
      <text:p text:style-name="Standard"><text:s/>0.09243202209472656</text:p>
      <text:p text:style-name="Standard"><text:s/>0.103410005569458</text:p>
      <text:p text:style-name="Standard"><text:s/>0.04366707801818848</text:p>
      <text:p text:style-name="Standard"><text:s/>0.0922081470489502</text:p>
      <text:p text:style-name="Standard"><text:s/>0.3554830551147461</text:p>
      <text:p text:style-name="Standard"><text:s/>0.153886079788208</text:p>
      <text:p text:style-name="Standard"><text:s/>0.132253885269165</text:p>
      <text:p text:style-name="Standard"><text:s/>0.2828361988067627</text:p>
      <text:p text:style-name="Standard"><text:s/>0.008424043655395508</text:p>
      <text:p text:style-name="Standard"><text:s/>0.293752908706665</text:p>
      <text:p text:style-name="Standard"><text:s/>0.08245301246643066</text:p>
      <text:p text:style-name="Standard"><text:s/>0.2711100578308105</text:p>
      <text:p text:style-name="Standard"><text:s/>0.26021409034729</text:p>
      <text:p text:style-name="Standard"><text:s/>0.395780086517334</text:p>
      <text:p text:style-name="Standard"><text:s/>0.2501869201660156</text:p>
      <text:p text:style-name="Standard"><text:s/>0.1482548713684082</text:p>
      <text:p text:style-name="Standard"><text:soft-page-break/><text:s/>0.3006489276885986</text:p>
      <text:p text:style-name="Standard"><text:s/>0.1762747764587402</text:p>
      <text:p text:style-name="Standard"><text:s/>0.1088869571685791</text:p>
      <text:p text:style-name="Standard"><text:s/>0.0363309383392334</text:p>
      <text:p text:style-name="Standard"><text:s/>0.1708331108093262</text:p>
      <text:p text:style-name="Standard"><text:s/>0.1487190723419189</text:p>
      <text:p text:style-name="Standard"><text:s/>0.2215280532836914</text:p>
      <text:p text:style-name="Standard"><text:s/>0.3554890155792236</text:p>
      <text:p text:style-name="Standard"><text:s/>0.2212178707122803</text:p>
      <text:p text:style-name="Standard"><text:s/>0.216015100479126</text:p>
      <text:p text:style-name="Standard"><text:s/>0.02120208740234375</text:p>
      <text:p text:style-name="Standard"><text:s/>0.3105449676513672</text:p>
      <text:p text:style-name="Standard"><text:s/>0.2939491271972656</text:p>
      <text:p text:style-name="Standard"><text:s/>0.171950101852417</text:p>
      <text:p text:style-name="Standard"><text:s/>0.3163681030273438</text:p>
      <text:p text:style-name="Standard"><text:s/>0.2939209938049316</text:p>
      <text:p text:style-name="Standard"><text:s/>0.1036598682403564</text:p>
      <text:p text:style-name="Standard"><text:s/>0.2043311595916748</text:p>
      <text:p text:style-name="Standard"><text:s/>0.1877110004425049</text:p>
      <text:p text:style-name="Standard"><text:s/>0.2770841121673584</text:p>
      <text:p text:style-name="Standard"><text:s/>0.2042429447174072</text:p>
      <text:p text:style-name="Standard"><text:s/>0.04749107360839844</text:p>
      <text:p text:style-name="Standard"><text:s/>0.125993013381958</text:p>
      <text:p text:style-name="Standard"><text:s/>0.1147041320800781</text:p>
      <text:p text:style-name="Standard"><text:s/>0.01389479637145996</text:p>
      <text:p text:style-name="Standard"><text:s/>0.148223876953125</text:p>
      <text:p text:style-name="Standard"><text:s/>0.07567811012268066</text:p>
      <text:p text:style-name="Standard"><text:s/>0.181840181350708</text:p>
      <text:p text:style-name="Standard"><text:s/>0.2211580276489258</text:p>
      <text:p text:style-name="Standard"><text:s/>0.2936949729919434</text:p>
      <text:p text:style-name="Standard"><text:s/>0.09220600128173828</text:p>
      <text:p text:style-name="Standard"><text:s/>0.4569969177246094</text:p>
      <text:p text:style-name="Standard"><text:s/>0.05882000923156738</text:p>
      <text:p text:style-name="Standard"><text:s/>0.3106138706207275</text:p>
      <text:p text:style-name="Standard"><text:s/>0.1427130699157715</text:p>
      <text:p text:style-name="Standard"><text:s/>0.1039700508117676</text:p>
      <text:p text:style-name="Standard"><text:s/>0.08120894432067871</text:p>
      <text:p text:style-name="Standard"><text:s/>0.05329799652099609</text:p>
      <text:p text:style-name="Standard"><text:s/>0.0587460994720459</text:p>
      <text:p text:style-name="Standard"><text:s/>0.1034550666809082</text:p>
      <text:p text:style-name="Standard"><text:s/>0.1607809066772461</text:p>
      <text:p text:style-name="Standard"><text:s/>0.104435920715332</text:p>
      <text:p text:style-name="Standard"><text:s/>0.03641796112060547</text:p>
      <text:p text:style-name="Standard"><text:s/>0.1260499954223633</text:p>
      <text:p text:style-name="Standard"><text:s/>0.1777369976043701</text:p>
      <text:p text:style-name="Standard"><text:s/>0.03076004981994629</text:p>
      <text:p text:style-name="Standard"><text:s/>0.1202762126922607</text:p>
      <text:p text:style-name="Standard"><text:s/>0.07662487030029297</text:p>
      <text:p text:style-name="Standard"><text:s/>0.1259779930114746</text:p>
      <text:p text:style-name="Standard"><text:s/>0.02518010139465332</text:p>
      <text:p text:style-name="Standard"><text:s/>0.153831958770752</text:p>
      <text:p text:style-name="Standard"><text:s/>0.06530904769897461</text:p>
      <text:p text:style-name="Standard"><text:soft-page-break/><text:s/>0.2156009674072266</text:p>
      <text:p text:style-name="Standard"><text:s/>0.2660629749298096</text:p>
      <text:p text:style-name="Standard"><text:s/>0.05336785316467285</text:p>
      <text:p text:style-name="Standard"><text:s/>0.2106819152832031</text:p>
      <text:p text:style-name="Standard"><text:s/>0.05309391021728516</text:p>
      <text:p text:style-name="Standard"><text:s/>0.1653039455413818</text:p>
      <text:p text:style-name="Standard"><text:s/>0.3499658107757568</text:p>
      <text:p text:style-name="Standard"><text:s/>1.286360025405884</text:p>
      <text:p text:style-name="Standard"><text:s/>0.1482300758361816</text:p>
      <text:p text:style-name="Standard"><text:s/>0.04750514030456543</text:p>
      <text:p text:style-name="Standard"><text:s/>0.06543993949890137</text:p>
      <text:p text:style-name="Standard"><text:s/>0.07561302185058594</text:p>
      <text:p text:style-name="Standard"><text:s/>0.2041449546813965</text:p>
      <text:p text:style-name="Standard"><text:s/>0.1092529296875</text:p>
      <text:p text:style-name="Standard"><text:s/>0.05864715576171875</text:p>
      <text:p text:style-name="Standard"><text:s/>0.1202681064605713</text:p>
      <text:p text:style-name="Standard"><text:s/>0.1705880165100098</text:p>
      <text:p text:style-name="Standard"><text:s/>1.140320062637329</text:p>
      <text:p text:style-name="Standard"><text:s/>0.1987419128417969</text:p>
      <text:p text:style-name="Standard"><text:s/>0.03081202507019043</text:p>
      <text:p text:style-name="Standard"><text:s/>0.1430051326751709</text:p>
      <text:p text:style-name="Standard"><text:s/>0.2226619720458984</text:p>
      <text:p text:style-name="Standard"><text:s/>0.05324196815490723</text:p>
      <text:p text:style-name="Standard"><text:s/>0.06505417823791504</text:p>
      <text:p text:style-name="Standard"><text:s/>0.1258020401000977</text:p>
      <text:p text:style-name="Standard"><text:s/>0.04193282127380371</text:p>
      <text:p text:style-name="Standard"><text:s/>0.2440290451049805</text:p>
      <text:p text:style-name="Standard"><text:s/>0.0886847972869873</text:p>
      <text:p text:style-name="Standard"><text:s/>0.2335820198059082</text:p>
      <text:p text:style-name="Standard"><text:s/>0.5862569808959961</text:p>
      <text:p text:style-name="Standard"><text:s/>0.187385082244873</text:p>
      <text:p text:style-name="Standard"><text:s/>0.03632497787475586</text:p>
      <text:p text:style-name="Standard"><text:s/>1.078227996826172</text:p>
      <text:p text:style-name="Standard"><text:s/>0.5065209865570068</text:p>
      <text:p text:style-name="Standard"><text:s/>0.3967189788818359</text:p>
      <text:p text:style-name="Standard"><text:s/>0.05991101264953613</text:p>
      <text:p text:style-name="Standard"><text:s/>0.1826999187469482</text:p>
      <text:p text:style-name="Standard"><text:s/>1.223130941390991</text:p>
      <text:p text:style-name="Standard"><text:s/>0.2938079833984375</text:p>
      <text:p text:style-name="Standard"><text:s/>1.23964786529541</text:p>
      <text:p text:style-name="Standard"><text:s/>0.03629302978515625</text:p>
      <text:p text:style-name="Standard"><text:s/>0.2320919036865234</text:p>
      <text:p text:style-name="Standard"><text:s/>0.02643299102783203</text:p>
      <text:p text:style-name="Standard"><text:s/>0.1049139499664307</text:p>
      <text:p text:style-name="Standard"><text:s/>0.9818961620330811</text:p>
      <text:p text:style-name="Standard"><text:s/>1.192468881607056</text:p>
      <text:p text:style-name="Standard"><text:s/>0.01389503479003906</text:p>
      <text:p text:style-name="Standard"><text:s/>0.1095139980316162</text:p>
      <text:p text:style-name="Standard"><text:s/>0.07686185836791992</text:p>
      <text:p text:style-name="Standard"><text:s/>0.04303383827209473</text:p>
      <text:p text:style-name="Standard"><text:s/>0.1426980495452881</text:p>
      <text:p text:style-name="Standard"><text:s/>0.1210281848907471</text:p>
      <text:p text:style-name="Standard"><text:soft-page-break/><text:s/>0.1652050018310547</text:p>
      <text:p text:style-name="Standard"><text:s/>0.1660878658294678</text:p>
      <text:p text:style-name="Standard"><text:s/>1.350382089614868</text:p>
      <text:p text:style-name="Standard"><text:s/>0.06541180610656738</text:p>
      <text:p text:style-name="Standard"><text:s/>0.1089270114898682</text:p>
      <text:p text:style-name="Standard"><text:s/>0.2156140804290771</text:p>
      <text:p text:style-name="Standard"><text:s/>0.1594648361206055</text:p>
      <text:p text:style-name="Standard"><text:s/>0.4418299198150635</text:p>
      <text:p text:style-name="Standard"><text:s/>0.1714208126068115</text:p>
      <text:p text:style-name="Standard"/>
      <text:p text:style-name="Standard"/>
      <text:p text:style-name="Standard"># name: avgTeste</text:p>
      <text:p text:style-name="Standard"># type: scalar</text:p>
      <text:p text:style-name="Standard">0.2738174015680949</text:p>
      <text:p text:style-name="Standard"/>
      <text:p text:style-name="Standard"/>
      <text:p text:style-name="Standard"># name: antecipatedresponseT</text:p>
      <text:p text:style-name="Standard"># type: scalar</text:p>
      <text:p text:style-name="Standard">2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2:17:55.965452043</meta:creation-date>
    <dc:date>2020-12-03T20:17:00.125007801</dc:date>
    <meta:editing-duration>PT8M5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05" meta:paragraph-count="3857" meta:word-count="9288" meta:character-count="55392" meta:non-whitespace-character-count="46896"/>
  </office:meta>
</office:document-meta>
</file>